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BoldMT" svg:font-family="Arial-BoldMT" style:font-family-generic="swiss" style:font-pitch="variable"/>
    <style:font-face style:name="Arial-BoldMT1" svg:font-family="Arial-BoldMT"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family-generic="swiss"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051cm" svg:stroke-color="#5983b0" draw:marker-start="Arrow" draw:marker-start-width="0.483cm" draw:marker-end="Arrowheads_20_1" draw:marker-end-width="0.483cm" draw:fill="none" draw:textarea-vertical-align="middle" fo:padding-top="0.151cm" fo:padding-bottom="0.151cm" fo:padding-left="0.276cm" fo:padding-right="0.276cm"/>
    </style:style>
    <style:style style:name="gr2" style:family="graphic" style:parent-style-name="objectwithoutfill">
      <style:graphic-properties svg:stroke-width="0.051cm" svg:stroke-color="#55308d" draw:marker-start="Arrow" draw:marker-start-width="0.483cm" draw:marker-end="Arrowheads_20_1" draw:marker-end-width="0.483cm" draw:fill="none" draw:textarea-vertical-align="middle" fo:padding-top="0.151cm" fo:padding-bottom="0.151cm" fo:padding-left="0.276cm" fo:padding-right="0.276cm"/>
    </style:style>
    <style:style style:name="gr3"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253cm" fo:min-width="2.049cm" fo:padding-top="0.095cm" fo:padding-bottom="0.095cm" fo:padding-left="0.22cm" fo:padding-right="0.22cm" fo:wrap-option="no-wrap" draw:shadow="hidden" draw:shadow-offset-x="0.2cm" draw:shadow-offset-y="0.2cm" draw:shadow-color="#808080" style:writing-mode="lr-tb"/>
      <style:paragraph-properties style:writing-mode="lr-tb"/>
    </style:style>
    <style:style style:name="gr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118cm" fo:min-width="1.782cm" fo:padding-top="0.095cm" fo:padding-bottom="0.095cm" fo:padding-left="0.22cm" fo:padding-right="0.22cm" fo:wrap-option="no-wrap" draw:shadow="hidden" draw:shadow-offset-x="0.2cm" draw:shadow-offset-y="0.2cm" draw:shadow-color="#808080" style:writing-mode="lr-tb"/>
      <style:paragraph-properties style:writing-mode="lr-tb"/>
    </style:style>
    <style:style style:name="gr5" style:family="graphic">
      <style:graphic-properties style:writing-mode="lr-tb"/>
    </style:style>
    <style:style style:name="gr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6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style:style>
    <style:style style:name="gr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style:style>
    <style:style style:name="gr4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6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style:style>
    <style:style style:name="gr5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style:style>
    <style:style style:name="gr58" style:family="graphic" style:parent-style-name="standard">
      <style:graphic-properties draw:stroke="none" svg:stroke-color="#000000" draw:fill="none" draw:fill-color="#ffffd7" draw:textarea-horizontal-align="left" draw:auto-grow-height="true" draw:auto-grow-width="true" fo:min-height="1.882cm" fo:min-width="7.008cm"/>
      <style:paragraph-properties style:writing-mode="lr-tb"/>
    </style:style>
    <style:style style:name="gr59" style:family="graphic" style:parent-style-name="standard">
      <style:graphic-properties draw:stroke="none" svg:stroke-color="#000000" draw:fill="none" draw:fill-color="#ffffd7" draw:textarea-horizontal-align="left" draw:auto-grow-height="true" draw:auto-grow-width="true" fo:min-height="2.509cm" fo:min-width="5.23cm"/>
      <style:paragraph-properties style:writing-mode="lr-tb"/>
    </style:style>
    <style:style style:name="gr6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graphic-properties svg:stroke-width="0.051cm" draw:marker-start-width="0.279cm" draw:marker-end="Arrowheads_20_1" draw:marker-end-width="0.635cm" draw:fill="none" draw:textarea-vertical-align="middle" fo:padding-top="0.15cm" fo:padding-bottom="0.15cm" fo:padding-left="0.275cm" fo:padding-right="0.275cm"/>
    </style:style>
    <style:style style:name="gr157" style:family="graphic" style:parent-style-name="objectwithoutfill">
      <style:graphic-properties svg:stroke-width="0.051cm" draw:marker-start-width="0.279cm" draw:marker-end="Arrowheads_20_1" draw:marker-end-width="0.559cm" draw:fill="none" draw:textarea-vertical-align="middle" fo:padding-top="0.151cm" fo:padding-bottom="0.151cm" fo:padding-left="0.276cm" fo:padding-right="0.276cm"/>
    </style:style>
    <style:style style:name="gr158" style:family="graphic" style:parent-style-name="standard">
      <style:graphic-properties draw:stroke="none" svg:stroke-color="#000000" draw:fill="solid" draw:fill-color="#ffffd7" draw:textarea-horizontal-align="left" draw:auto-grow-height="true" draw:auto-grow-width="true" fo:min-height="1.882cm" fo:min-width="9.523cm"/>
      <style:paragraph-properties style:writing-mode="lr-tb"/>
    </style:style>
    <style:style style:name="gr159" style:family="graphic" style:parent-style-name="standard">
      <style:graphic-properties draw:stroke="none" svg:stroke-color="#000000" draw:fill="solid" draw:fill-color="#ffffd7" draw:textarea-horizontal-align="left" draw:auto-grow-height="true" draw:auto-grow-width="true" fo:min-height="1.882cm" fo:min-width="6.919cm"/>
      <style:paragraph-properties style:writing-mode="lr-tb"/>
    </style:style>
    <style:style style:name="gr160" style:family="graphic" style:parent-style-name="standard">
      <style:graphic-properties draw:stroke="none" svg:stroke-color="#000000" draw:fill="solid" draw:fill-color="#ffffd7" draw:textarea-horizontal-align="left" draw:auto-grow-height="true" draw:auto-grow-width="true" fo:min-height="2.509cm" fo:min-width="12.511cm"/>
      <style:paragraph-properties style:writing-mode="lr-tb"/>
    </style:style>
    <style:style style:name="gr161" style:family="graphic" style:parent-style-name="standard">
      <style:graphic-properties draw:stroke="none" svg:stroke-color="#000000" draw:fill="solid" draw:fill-color="#ffffd7" draw:textarea-horizontal-align="left" draw:auto-grow-height="true" draw:auto-grow-width="true" fo:min-height="2.509cm" fo:min-width="6.919cm"/>
      <style:paragraph-properties style:writing-mode="lr-tb"/>
    </style:style>
    <style:style style:name="gr162" style:family="graphic" style:parent-style-name="standard">
      <style:graphic-properties draw:stroke="none" svg:stroke-color="#000000" draw:fill="solid" draw:fill-color="#ffffd7" draw:textarea-horizontal-align="left" draw:auto-grow-height="true" draw:auto-grow-width="true" fo:min-height="2.509cm" fo:min-width="13.058cm"/>
      <style:paragraph-properties style:writing-mode="lr-tb"/>
    </style:style>
    <style:style style:name="gr16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graphic-properties draw:stroke="none" svg:stroke-color="#000000" draw:fill="solid" draw:fill-color="#ffffd7" draw:textarea-horizontal-align="left" draw:auto-grow-height="true" draw:auto-grow-width="true" fo:min-height="3.136cm" fo:min-width="13.28cm"/>
      <style:paragraph-properties style:writing-mode="lr-tb"/>
    </style:style>
    <style:style style:name="gr176" style:family="graphic" style:parent-style-name="standard">
      <style:graphic-properties draw:stroke="none" svg:stroke-color="#000000" draw:fill="solid" draw:fill-color="#ffffd7" draw:textarea-horizontal-align="left" draw:auto-grow-height="true" draw:auto-grow-width="true" fo:min-height="1.255cm" fo:min-width="12.962cm"/>
      <style:paragraph-properties style:writing-mode="lr-tb"/>
    </style:style>
    <style:style style:name="gr177" style:family="graphic" style:parent-style-name="standard">
      <style:graphic-properties draw:stroke="none" svg:stroke-color="#000000" draw:fill="solid" draw:fill-color="#ffffd7" draw:textarea-horizontal-align="left" draw:auto-grow-height="true" draw:auto-grow-width="false" fo:min-height="2.962cm" fo:min-width="0cm"/>
      <style:paragraph-properties style:writing-mode="lr-tb"/>
    </style:style>
    <style:style style:name="gr17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graphic-properties draw:stroke="none" svg:stroke-color="#000000" draw:fill="solid" draw:fill-color="#ffffd7" draw:textarea-horizontal-align="left" draw:auto-grow-height="true" draw:auto-grow-width="true" fo:min-height="3.224cm" fo:min-width="10.242cm"/>
      <style:paragraph-properties style:writing-mode="lr-tb"/>
    </style:style>
    <style:style style:name="gr23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graphic-properties draw:stroke="dash" draw:stroke-dash="Long_20_Dash" svg:stroke-width="0.102cm" svg:stroke-color="#000000" draw:marker-start-width="0.356cm" draw:marker-end-width="0.356cm" draw:fill="none" draw:textarea-horizontal-align="justify" draw:textarea-vertical-align="middle" draw:auto-grow-height="false" fo:min-height="32.208cm" fo:min-width="17.734cm" fo:padding-top="0.176cm" fo:padding-bottom="0.176cm" fo:padding-left="0.301cm" fo:padding-right="0.301cm"/>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loext:color-lum-mod="100%" loext:color-lum-off="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loext:graphic-properties draw:fill="none" draw:fill-color="#ffffd7"/>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6pt"/>
    </style:style>
    <style:style style:name="P18" style:family="paragraph">
      <loext:graphic-properties draw:fill="none" draw:fill-color="#ffffd7"/>
      <style:text-properties fo:font-size="16pt"/>
    </style:style>
    <style:style style:name="P19" style:family="paragraph">
      <loext:graphic-properties draw:fill="solid" draw:fill-color="#ffffd7"/>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6pt"/>
    </style:style>
    <style:style style:name="P20" style:family="paragraph">
      <style:paragraph-properties fo:margin-left="0cm" fo:margin-right="0cm" fo:margin-top="0cm" fo:margin-bottom="0cm" fo:line-height="100%"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loext:graphic-properties draw:fill="solid" draw:fill-color="#ffffd7"/>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loext:color-lum-mod="100%" loext:color-lum-off="0%" style:font-name="Arial-BoldMT1" fo:font-size="8pt" fo:font-weight="bold" style:font-name-asian="Arial-BoldMT1" style:font-size-asian="8pt" style:font-weight-asian="bold" style:font-name-complex="Arial-BoldMT1" style:font-size-complex="8pt" style:font-weight-complex="bold"/>
    </style:style>
    <style:style style:name="T1" style:family="text">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Arial Narrow1" fo:font-size="18pt" fo:font-style="italic" fo:text-shadow="none" style:text-underline-style="none" fo:font-weight="bold" style:letter-kerning="true" style:font-name-asian="DejaVu Sans" style:font-size-asian="24pt" style:font-style-asian="italic" style:font-weight-asian="bold" style:font-name-complex="Lohit Hindi" style:font-size-complex="24pt" style:font-style-complex="italic" style:font-weight-complex="bold"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font-name="Arial Narrow1" fo:font-size="21pt" fo:font-style="italic" fo:text-shadow="none" style:text-underline-style="none" fo:font-weight="bold" style:letter-kerning="true" style:font-name-asian="DejaVu Sans" style:font-size-asian="28pt" style:font-style-asian="italic" style:font-weight-asian="bold" style:font-name-complex="Lohit Hindi" style:font-size-complex="28pt" style:font-style-complex="italic" style:font-weight-complex="bold"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font-name="Arial-BoldMT1" fo:font-size="16pt" fo:font-style="normal" fo:text-shadow="none" style:text-underline-style="none" fo:font-weight="bold" style:letter-kerning="true" style:font-name-asian="Arial-BoldMT1" style:font-size-asian="8pt" style:font-style-asian="normal" style:font-weight-asian="bold" style:font-name-complex="Arial-BoldMT1" style:font-size-complex="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35cm" svg:y1="32.258cm" svg:x2="30.035cm" svg:y2="21.78cm">
          <text:p/>
        </draw:line>
        <draw:line draw:style-name="gr1" draw:text-style-name="P1" draw:layer="layout" svg:x1="10.35cm" svg:y1="29.083cm" svg:x2="29.718cm" svg:y2="21.463cm">
          <text:p/>
        </draw:line>
        <draw:line draw:style-name="gr1" draw:text-style-name="P1" draw:layer="layout" svg:x1="10.668cm" svg:y1="19.875cm" svg:x2="30.035cm" svg:y2="21.463cm">
          <text:p/>
        </draw:line>
        <draw:line draw:style-name="gr2" draw:text-style-name="P1" draw:layer="layout" svg:x1="10.351cm" svg:y1="29.25cm" svg:x2="29.718cm" svg:y2="8.445cm">
          <text:p/>
        </draw:line>
        <draw:line draw:style-name="gr2" draw:text-style-name="P1" draw:layer="layout" svg:x1="10.351cm" svg:y1="26.25cm" svg:x2="29.4cm" svg:y2="8.445cm">
          <text:p/>
        </draw:line>
        <draw:line draw:style-name="gr2" draw:text-style-name="P1" draw:layer="layout" svg:x1="10.35cm" svg:y1="23.05cm" svg:x2="29.401cm" svg:y2="7.811cm">
          <text:p/>
        </draw:line>
        <draw:line draw:style-name="gr1" draw:text-style-name="P1" draw:layer="layout" svg:x1="10.534cm" svg:y1="15.289cm" svg:x2="29.718cm" svg:y2="21.145cm">
          <text:p/>
        </draw:line>
        <draw:line draw:style-name="gr2" draw:text-style-name="P1" draw:layer="layout" svg:x1="10.033cm" svg:y1="2.73cm" svg:x2="29.4cm" svg:y2="7.493cm">
          <text:p/>
        </draw:line>
        <draw:custom-shape draw:style-name="gr3" draw:text-style-name="P3" draw:layer="layout" svg:width="3.81cm" svg:height="2.223cm" svg:x="0.825cm" svg:y="26.22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text:span><text:span text:style-name="T2">IPG W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3.4cm" svg:height="2.016cm" svg:x="1.778cm" svg:y="2.58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3">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5">
          <draw:glue-point draw:id="4" svg:x="-2.017cm" svg:y="-5cm"/>
          <draw:glue-point draw:id="5" svg:x="0.789cm" svg:y="-2.647cm"/>
          <draw:glue-point draw:id="6" svg:x="4.123cm" svg:y="0.147cm"/>
          <draw:glue-point draw:id="7" svg:x="4.123cm" svg:y="1.323cm"/>
          <draw:glue-point draw:id="8" svg:x="4.123cm" svg:y="2.5cm"/>
          <draw:glue-point draw:id="9" svg:x="3.07cm" svg:y="3.382cm"/>
          <draw:glue-point draw:id="10" svg:x="1.491cm" svg:y="4.705cm"/>
          <draw:glue-point draw:id="11" svg:x="1.14cm" svg:y="3.382cm" draw:escape-direction="left"/>
          <draw:glue-point draw:id="12" svg:x="0.965cm" svg:y="3.235cm" draw:escape-direction="left"/>
          <draw:glue-point draw:id="13" svg:x="0.789cm" svg:y="3.088cm" draw:escape-direction="left"/>
          <draw:glue-point draw:id="14" svg:x="0.614cm" svg:y="2.941cm" draw:escape-direction="left"/>
          <draw:glue-point draw:id="15" svg:x="-0.087cm" svg:y="2.352cm" draw:escape-direction="left"/>
          <draw:glue-point draw:id="16" svg:x="-0.262cm" svg:y="2.205cm" draw:escape-direction="left"/>
          <draw:glue-point draw:id="17" svg:x="-0.438cm" svg:y="2.058cm" draw:escape-direction="left"/>
          <draw:glue-point draw:id="18" svg:x="-0.613cm" svg:y="1.911cm" draw:escape-direction="left"/>
          <draw:glue-point draw:id="19" svg:x="-0.788cm" svg:y="2.352cm"/>
          <draw:glue-point draw:id="20" svg:x="-1.139cm" svg:y="2.058cm"/>
          <draw:glue-point draw:id="21" svg:x="-1.49cm" svg:y="1.764cm"/>
          <draw:glue-point draw:id="22" svg:x="-1.841cm" svg:y="1.47cm"/>
          <draw:glue-point draw:id="23" svg:x="-2.367cm" svg:y="1.029cm"/>
          <draw:glue-point draw:id="24" svg:x="-1.841cm" svg:y="1.911cm"/>
          <draw:glue-point draw:id="25" svg:x="-4.648cm" svg:y="-0.441cm"/>
          <draw:glue-point draw:id="26" svg:x="-4.999cm" svg:y="-1.911cm"/>
          <draw:glue-point draw:id="27" svg:x="-3.42cm" svg:y="-3.823cm"/>
          <draw:glue-point draw:id="28" svg:x="0.439cm" svg:y="2.794cm"/>
          <draw:glue-point draw:id="29" svg:x="0.965cm" svg:y="-2.5cm"/>
          <draw:path draw:style-name="gr6" draw:text-style-name="P4" draw:layer="layout" svg:width="1.298cm" svg:height="0.759cm" svg:x="5.078cm" svg:y="7.685cm" svg:viewBox="0 0 1299 760" svg:d="M0 760c198 0 1299-304 1299-456s-524-304-722-304c0 91-577 638-577 760z">
            <text:p/>
          </draw:path>
          <draw:g>
            <draw:polygon draw:style-name="gr7" draw:text-style-name="P5" draw:layer="layout" svg:width="3.606cm" svg:height="1.519cm" svg:x="2.409cm" svg:y="6.378cm" svg:viewBox="0 0 3607 1520" draw:points="2525,1520 0,456 1082,0 3607,1064">
              <text:p/>
            </draw:polygon>
            <draw:polygon draw:style-name="gr8" draw:text-style-name="P6" draw:layer="layout" svg:width="2.524cm" svg:height="1.549cm" svg:x="2.409cm" svg:y="6.834cm" svg:viewBox="0 0 2525 1550" draw:points="0,486 0,0 2525,1064 2525,1550">
              <text:p/>
            </draw:polygon>
            <draw:polygon draw:style-name="gr9" draw:text-style-name="P7" draw:layer="layout" svg:width="1.081cm" svg:height="0.941cm" svg:x="4.934cm" svg:y="7.442cm" svg:viewBox="0 0 1082 942" draw:points="0,942 0,456 1082,0 1082,486">
              <text:p/>
            </draw:polygon>
            <draw:polygon draw:style-name="gr10" draw:text-style-name="P6" draw:layer="layout" svg:width="0.143cm" svg:height="0.546cm" svg:x="2.265cm" svg:y="6.773cm" svg:viewBox="0 0 144 547" draw:points="0,486 0,0 144,61 144,547">
              <text:p/>
            </draw:polygon>
            <draw:polygon draw:style-name="gr11" draw:text-style-name="P8" draw:layer="layout" svg:width="0.143cm" svg:height="0.546cm" svg:x="4.934cm" svg:y="7.898cm" svg:viewBox="0 0 144 547" draw:points="0,486 0,0 144,61 144,547">
              <text:p/>
            </draw:polygon>
            <draw:polygon draw:style-name="gr12" draw:text-style-name="P9" draw:layer="layout" svg:width="3.75cm" svg:height="2.066cm" svg:x="2.265cm" svg:y="6.378cm" svg:viewBox="0 0 3751 2067" draw:points="0,881 0,395 144,456 1226,0 3751,1064 3751,1550 2813,1945 2813,2067">
              <text:p/>
            </draw:polygon>
            <draw:polygon draw:style-name="gr13" draw:text-style-name="P10" draw:layer="layout" svg:width="0.071cm" svg:height="0.09cm" svg:x="3.275cm" svg:y="7.563cm" svg:viewBox="0 0 72 91" draw:points="0,61 0,0 72,30 72,91">
              <text:p/>
            </draw:polygon>
            <draw:polygon draw:style-name="gr14" draw:text-style-name="P10" draw:layer="layout" svg:width="0.071cm" svg:height="0.09cm" svg:x="3.491cm" svg:y="7.655cm" svg:viewBox="0 0 72 91" draw:points="0,61 0,0 72,30 72,91">
              <text:p/>
            </draw:polygon>
            <draw:polygon draw:style-name="gr15" draw:text-style-name="P10" draw:layer="layout" svg:width="0.071cm" svg:height="0.09cm" svg:x="3.636cm" svg:y="7.715cm" svg:viewBox="0 0 72 91" draw:points="0,61 0,0 72,30 72,91">
              <text:p/>
            </draw:polygon>
            <draw:polygon draw:style-name="gr16" draw:text-style-name="P10" draw:layer="layout" svg:width="0.071cm" svg:height="0.09cm" svg:x="3.78cm" svg:y="7.776cm" svg:viewBox="0 0 72 91" draw:points="0,61 0,0 72,30 72,91">
              <text:p/>
            </draw:polygon>
            <draw:polygon draw:style-name="gr17" draw:text-style-name="P10" draw:layer="layout" svg:width="0.071cm" svg:height="0.09cm" svg:x="3.924cm" svg:y="7.837cm" svg:viewBox="0 0 72 91" draw:points="0,61 0,0 72,30 72,91">
              <text:p/>
            </draw:polygon>
            <draw:polygon draw:style-name="gr18" draw:text-style-name="P10" draw:layer="layout" svg:width="0.36cm" svg:height="0.212cm" svg:x="4.502cm" svg:y="8.08cm" svg:viewBox="0 0 361 213" draw:points="0,61 0,0 361,152 361,213">
              <text:p/>
            </draw:polygon>
            <draw:polygon draw:style-name="gr19" draw:text-style-name="P10" draw:layer="layout" svg:width="0.36cm" svg:height="0.212cm" svg:x="4.069cm" svg:y="7.898cm" svg:viewBox="0 0 361 213" draw:points="0,61 0,0 361,152 361,213">
              <text:p/>
            </draw:polygon>
            <draw:polygon draw:style-name="gr20" draw:text-style-name="P11" draw:layer="layout" svg:width="0.432cm" svg:height="0.303cm" svg:x="4.429cm" svg:y="7.806cm" svg:viewBox="0 0 433 304" draw:points="0,121 0,0 433,182 433,304">
              <text:p/>
            </draw:polygon>
            <draw:polygon draw:style-name="gr21" draw:text-style-name="P10" draw:layer="layout" svg:width="0.071cm" svg:height="0.09cm" svg:x="4.718cm" svg:y="8.049cm" svg:viewBox="0 0 72 91" draw:points="0,61 0,0 72,30 72,91">
              <text:p/>
            </draw:polygon>
            <draw:polygon draw:style-name="gr22" draw:text-style-name="P10" draw:layer="layout" svg:width="0.071cm" svg:height="0.09cm" svg:x="4.646cm" svg:y="8.019cm" svg:viewBox="0 0 72 91" draw:points="0,61 0,0 72,30 72,91">
              <text:p/>
            </draw:polygon>
            <draw:polygon draw:style-name="gr23" draw:text-style-name="P10" draw:layer="layout" svg:width="0.071cm" svg:height="0.09cm" svg:x="4.573cm" svg:y="7.989cm" svg:viewBox="0 0 72 91" draw:points="0,61 0,0 72,30 72,91">
              <text:p/>
            </draw:polygon>
            <draw:polygon draw:style-name="gr24" draw:text-style-name="P10" draw:layer="layout" svg:width="0.071cm" svg:height="0.09cm" svg:x="4.502cm" svg:y="7.958cm" svg:viewBox="0 0 72 91" draw:points="0,61 0,0 72,30 72,91">
              <text:p/>
            </draw:polygon>
            <draw:polygon draw:style-name="gr25" draw:text-style-name="P11" draw:layer="layout" svg:width="0.432cm" svg:height="0.303cm" svg:x="3.924cm" svg:y="7.593cm" svg:viewBox="0 0 433 304" draw:points="0,121 0,0 433,182 433,304">
              <text:p/>
            </draw:polygon>
            <draw:polygon draw:style-name="gr26" draw:text-style-name="P10" draw:layer="layout" svg:width="0.071cm" svg:height="0.09cm" svg:x="4.213cm" svg:y="7.837cm" svg:viewBox="0 0 72 91" draw:points="0,61 0,0 72,30 72,91">
              <text:p/>
            </draw:polygon>
            <draw:polygon draw:style-name="gr27" draw:text-style-name="P10" draw:layer="layout" svg:width="0.071cm" svg:height="0.09cm" svg:x="4.14cm" svg:y="7.806cm" svg:viewBox="0 0 72 91" draw:points="0,61 0,0 72,30 72,91">
              <text:p/>
            </draw:polygon>
            <draw:polygon draw:style-name="gr28" draw:text-style-name="P10" draw:layer="layout" svg:width="0.071cm" svg:height="0.09cm" svg:x="4.069cm" svg:y="7.776cm" svg:viewBox="0 0 72 91" draw:points="0,61 0,0 72,30 72,91">
              <text:p/>
            </draw:polygon>
            <draw:polygon draw:style-name="gr29" draw:text-style-name="P10" draw:layer="layout" svg:width="0.071cm" svg:height="0.09cm" svg:x="3.996cm" svg:y="7.746cm" svg:viewBox="0 0 72 91" draw:points="0,61 0,0 72,30 72,91">
              <text:p/>
            </draw:polygon>
          </draw:g>
        </draw:g>
        <draw:g draw:style-name="gr5">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 draw:text-style-name="P4" draw:layer="layout" svg:width="1.406cm" svg:height="0.889cm" svg:x="30.831cm" svg:y="22.423cm" svg:viewBox="0 0 1407 890" svg:d="M0 890c398 0 1023-281 1292-466s0-424-136-424z">
              <text:p/>
            </draw:path>
            <draw:g>
              <draw:polygon draw:style-name="gr31" draw:text-style-name="P6" draw:layer="layout" svg:width="0.815cm" svg:height="2.203cm" svg:x="30.015cm" svg:y="21.109cm" svg:viewBox="0 0 816 2204" draw:points="0,1696 0,0 816,509 816,2204">
                <text:p/>
              </draw:polygon>
              <draw:polygon draw:style-name="gr32" draw:text-style-name="P7" draw:layer="layout" svg:width="1.155cm" svg:height="2.415cm" svg:x="30.831cm" svg:y="20.897cm" svg:viewBox="0 0 1156 2416" draw:points="0,2416 0,721 1156,0 1156,1696">
                <text:p/>
              </draw:polygon>
              <draw:polygon draw:style-name="gr33" draw:text-style-name="P5" draw:layer="layout" svg:width="1.971cm" svg:height="1.228cm" svg:x="30.015cm" svg:y="20.388cm" svg:viewBox="0 0 1972 1229" draw:points="816,1229 0,721 1156,0 1972,509">
                <text:p/>
              </draw:polygon>
              <draw:polygon draw:style-name="gr34" draw:text-style-name="P9" draw:layer="layout" svg:width="1.971cm" svg:height="2.924cm" svg:x="30.015cm" svg:y="20.388cm" svg:viewBox="0 0 1972 2925" draw:points="0,2416 0,721 1156,0 1972,509 1972,2204 816,2925">
                <text:p/>
              </draw:polygon>
              <draw:line draw:style-name="gr35" draw:text-style-name="P12" draw:layer="layout" svg:x1="30.695cm" svg:y1="22.889cm" svg:x2="30.151cm" svg:y2="22.55cm">
                <text:p/>
              </draw:line>
              <draw:line draw:style-name="gr36" draw:text-style-name="P12" draw:layer="layout" svg:x1="30.695cm" svg:y1="23.059cm" svg:x2="30.151cm" svg:y2="22.72cm">
                <text:p/>
              </draw:line>
              <draw:line draw:style-name="gr37" draw:text-style-name="P12" draw:layer="layout" svg:x1="30.695cm" svg:y1="22.974cm" svg:x2="30.151cm" svg:y2="22.635cm">
                <text:p/>
              </draw:line>
              <draw:polyline draw:style-name="gr38" draw:text-style-name="P12" draw:layer="layout" svg:width="0.679cm" svg:height="0.508cm" svg:x="30.083cm" svg:y="21.363cm" svg:viewBox="0 0 680 509" draw:points="680,509 0,85 0,0">
                <text:p/>
              </draw:polyline>
              <draw:polyline draw:style-name="gr39" draw:text-style-name="P12" draw:layer="layout" svg:width="0.667cm" svg:height="0.51cm" svg:x="30.095cm" svg:y="21.361cm" svg:viewBox="0 0 668 511" draw:points="668,511 668,426 0,0">
                <text:p/>
              </draw:polyline>
              <draw:polygon draw:style-name="gr40" draw:text-style-name="P13" draw:layer="layout" svg:width="0.079cm" svg:height="0.149cm" svg:x="30.335cm" svg:y="22.209cm" svg:viewBox="0 0 80 150" draw:points="0,100 0,0 80,50 80,150">
                <text:p/>
              </draw:polygon>
              <draw:line draw:style-name="gr41" draw:text-style-name="P12" draw:layer="layout" svg:x1="30.695cm" svg:y1="22.804cm" svg:x2="30.151cm" svg:y2="22.465cm">
                <text:p/>
              </draw:line>
            </draw:g>
          </draw:g>
          <draw:g draw:style-name="gr5">
            <draw:custom-shape draw:style-name="gr42" draw:text-style-name="P14" draw:layer="layout" svg:width="0.534cm" svg:height="1.048cm" svg:x="31.507cm" svg:y="22.0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15" draw:layer="layout" svg:width="0.534cm" svg:height="0.332cm" svg:x="31.507cm" svg:y="2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name="PRODUCTION SQLServer OMAEDCDBS346 144.210.230.250" draw:style-name="gr5">
          <svg:title>PRODUCTION</svg:title>
          <svg:desc>SQLServer OMAEDCDBS346
144.210.230.250</svg:desc>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4" draw:text-style-name="P4" draw:layer="layout" svg:width="1.406cm" svg:height="0.889cm" svg:x="30.24cm" svg:y="7.623cm" svg:viewBox="0 0 1407 890" svg:d="M0 890c398 0 1023-281 1292-466s0-424-136-424z">
              <text:p/>
            </draw:path>
            <draw:g>
              <draw:polygon draw:style-name="gr45" draw:text-style-name="P6" draw:layer="layout" svg:width="0.815cm" svg:height="2.203cm" svg:x="29.424cm" svg:y="6.309cm" svg:viewBox="0 0 816 2204" draw:points="0,1696 0,0 816,509 816,2204">
                <text:p/>
              </draw:polygon>
              <draw:polygon draw:style-name="gr46" draw:text-style-name="P7" draw:layer="layout" svg:width="1.155cm" svg:height="2.415cm" svg:x="30.24cm" svg:y="6.097cm" svg:viewBox="0 0 1156 2416" draw:points="0,2416 0,721 1156,0 1156,1696">
                <text:p/>
              </draw:polygon>
              <draw:polygon draw:style-name="gr47" draw:text-style-name="P5" draw:layer="layout" svg:width="1.971cm" svg:height="1.228cm" svg:x="29.424cm" svg:y="5.588cm" svg:viewBox="0 0 1972 1229" draw:points="816,1229 0,721 1156,0 1972,509">
                <text:p/>
              </draw:polygon>
              <draw:polygon draw:style-name="gr48" draw:text-style-name="P9" draw:layer="layout" svg:width="1.971cm" svg:height="2.924cm" svg:x="29.424cm" svg:y="5.588cm" svg:viewBox="0 0 1972 2925" draw:points="0,2416 0,721 1156,0 1972,509 1972,2204 816,2925">
                <text:p/>
              </draw:polygon>
              <draw:line draw:style-name="gr49" draw:text-style-name="P12" draw:layer="layout" svg:x1="30.104cm" svg:y1="8.089cm" svg:x2="29.56cm" svg:y2="7.75cm">
                <text:p/>
              </draw:line>
              <draw:line draw:style-name="gr50" draw:text-style-name="P12" draw:layer="layout" svg:x1="30.104cm" svg:y1="8.259cm" svg:x2="29.56cm" svg:y2="7.92cm">
                <text:p/>
              </draw:line>
              <draw:line draw:style-name="gr51" draw:text-style-name="P12" draw:layer="layout" svg:x1="30.104cm" svg:y1="8.174cm" svg:x2="29.56cm" svg:y2="7.835cm">
                <text:p/>
              </draw:line>
              <draw:polyline draw:style-name="gr52" draw:text-style-name="P12" draw:layer="layout" svg:width="0.679cm" svg:height="0.508cm" svg:x="29.492cm" svg:y="6.563cm" svg:viewBox="0 0 680 509" draw:points="680,509 0,85 0,0">
                <text:p/>
              </draw:polyline>
              <draw:polyline draw:style-name="gr53" draw:text-style-name="P12" draw:layer="layout" svg:width="0.667cm" svg:height="0.51cm" svg:x="29.504cm" svg:y="6.561cm" svg:viewBox="0 0 668 511" draw:points="668,511 668,426 0,0">
                <text:p/>
              </draw:polyline>
              <draw:polygon draw:style-name="gr54" draw:text-style-name="P13" draw:layer="layout" svg:width="0.079cm" svg:height="0.149cm" svg:x="29.744cm" svg:y="7.409cm" svg:viewBox="0 0 80 150" draw:points="0,100 0,0 80,50 80,150">
                <text:p/>
              </draw:polygon>
              <draw:line draw:style-name="gr55" draw:text-style-name="P12" draw:layer="layout" svg:x1="30.104cm" svg:y1="8.004cm" svg:x2="29.56cm" svg:y2="7.665cm">
                <text:p/>
              </draw:line>
            </draw:g>
          </draw:g>
          <draw:g draw:style-name="gr5">
            <draw:custom-shape draw:style-name="gr56" draw:text-style-name="P14" draw:layer="layout" svg:width="0.534cm" svg:height="1.048cm" svg:x="30.916cm" svg:y="7.2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15" draw:layer="layout" svg:width="0.534cm" svg:height="0.332cm" svg:x="30.916cm" svg:y="7.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58" draw:text-style-name="P17" draw:layer="layout" svg:width="7.508cm" svg:height="2.132cm" svg:x="27.48cm" svg:y="3.448cm">
          <draw:text-box>
            <text:p text:style-name="P16"><text:span text:style-name="T4">PROD SQLServer </text:span></text:p>
            <text:p text:style-name="P16"><text:span text:style-name="T4">OMAEDCDBS346 </text:span></text:p>
            <text:p text:style-name="P16"><text:span text:style-name="T4">144.210.230.250</text:span></text:p>
          </draw:text-box>
        </draw:frame>
        <draw:frame draw:style-name="gr59" draw:text-style-name="P18" draw:layer="layout" svg:width="5.73cm" svg:height="2.759cm" svg:x="27.443cm" svg:y="17.099cm">
          <draw:text-box>
            <text:p><text:span text:style-name="T4">QA/DEV SQLServer</text:span></text:p>
            <text:p><text:span text:style-name="T4">OMAEDCDBS348 </text:span></text:p>
            <text:p><text:span text:style-name="T4">144.210.230.252</text:span></text:p>
            <text:p><text:span text:style-name="T4"/></text:p>
          </draw:text-box>
        </draw:frame>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60" draw:text-style-name="P4" draw:layer="layout" svg:width="1.132cm" svg:height="0.646cm" svg:x="9.472cm" svg:y="3.036cm" svg:viewBox="0 0 1133 647" svg:d="M0 647c321 0 823-204 1040-339s0-308-109-308z">
            <text:p/>
          </draw:path>
          <draw:g>
            <draw:polygon draw:style-name="gr61" draw:text-style-name="P6" draw:layer="layout" svg:width="0.656cm" svg:height="1.601cm" svg:x="8.815cm" svg:y="2.081cm" svg:viewBox="0 0 657 1602" draw:points="0,1232 0,0 657,370 657,1602">
              <text:p/>
            </draw:polygon>
            <draw:polygon draw:style-name="gr62" draw:text-style-name="P7" draw:layer="layout" svg:width="0.93cm" svg:height="1.755cm" svg:x="9.472cm" svg:y="1.927cm" svg:viewBox="0 0 931 1756" draw:points="0,1756 0,524 931,0 931,1232">
              <text:p/>
            </draw:polygon>
            <draw:polygon draw:style-name="gr63" draw:text-style-name="P5" draw:layer="layout" svg:width="1.587cm" svg:height="0.893cm" svg:x="8.815cm" svg:y="1.557cm" svg:viewBox="0 0 1588 894" draw:points="657,894 0,524 931,0 1588,370">
              <text:p/>
            </draw:polygon>
            <draw:polygon draw:style-name="gr64" draw:text-style-name="P9" draw:layer="layout" svg:width="1.587cm" svg:height="2.125cm" svg:x="8.815cm" svg:y="1.557cm" svg:viewBox="0 0 1588 2126" draw:points="0,1756 0,524 931,0 1588,370 1588,1602 657,2126">
              <text:p/>
            </draw:polygon>
            <draw:line draw:style-name="gr65" draw:text-style-name="P12" draw:layer="layout" svg:x1="9.362cm" svg:y1="3.374cm" svg:x2="8.924cm" svg:y2="3.128cm">
              <text:p/>
            </draw:line>
            <draw:line draw:style-name="gr66" draw:text-style-name="P12" draw:layer="layout" svg:x1="9.362cm" svg:y1="3.498cm" svg:x2="8.924cm" svg:y2="3.252cm">
              <text:p/>
            </draw:line>
            <draw:line draw:style-name="gr67" draw:text-style-name="P12" draw:layer="layout" svg:x1="9.362cm" svg:y1="3.436cm" svg:x2="8.924cm" svg:y2="3.19cm">
              <text:p/>
            </draw:line>
            <draw:polyline draw:style-name="gr68" draw:text-style-name="P12" draw:layer="layout" svg:width="0.546cm" svg:height="0.369cm" svg:x="8.87cm" svg:y="2.266cm" svg:viewBox="0 0 547 370" draw:points="547,370 0,62 0,0">
              <text:p/>
            </draw:polyline>
            <draw:polyline draw:style-name="gr69" draw:text-style-name="P12" draw:layer="layout" svg:width="0.537cm" svg:height="0.37cm" svg:x="8.879cm" svg:y="2.264cm" svg:viewBox="0 0 538 371" draw:points="538,371 538,309 0,0">
              <text:p/>
            </draw:polyline>
            <draw:polygon draw:style-name="gr70" draw:text-style-name="P13" draw:layer="layout" svg:width="0.063cm" svg:height="0.108cm" svg:x="9.072cm" svg:y="2.881cm" svg:viewBox="0 0 64 109" draw:points="0,73 0,0 64,36 64,109">
              <text:p/>
            </draw:polygon>
            <draw:line draw:style-name="gr71" draw:text-style-name="P12" draw:layer="layout" svg:x1="9.362cm" svg:y1="3.313cm" svg:x2="8.924cm" svg:y2="3.067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2" draw:text-style-name="P4" draw:layer="layout" svg:width="1.132cm" svg:height="0.646cm" svg:x="8.735cm" svg:y="15.776cm" svg:viewBox="0 0 1133 647" svg:d="M0 647c321 0 823-204 1040-339s0-308-109-308z">
            <text:p/>
          </draw:path>
          <draw:g>
            <draw:polygon draw:style-name="gr73" draw:text-style-name="P6" draw:layer="layout" svg:width="0.656cm" svg:height="1.601cm" svg:x="8.078cm" svg:y="14.821cm" svg:viewBox="0 0 657 1602" draw:points="0,1232 0,0 657,370 657,1602">
              <text:p/>
            </draw:polygon>
            <draw:polygon draw:style-name="gr74" draw:text-style-name="P7" draw:layer="layout" svg:width="0.93cm" svg:height="1.755cm" svg:x="8.735cm" svg:y="14.667cm" svg:viewBox="0 0 931 1756" draw:points="0,1756 0,524 931,0 931,1232">
              <text:p/>
            </draw:polygon>
            <draw:polygon draw:style-name="gr75" draw:text-style-name="P5" draw:layer="layout" svg:width="1.587cm" svg:height="0.893cm" svg:x="8.078cm" svg:y="14.297cm" svg:viewBox="0 0 1588 894" draw:points="657,894 0,524 931,0 1588,370">
              <text:p/>
            </draw:polygon>
            <draw:polygon draw:style-name="gr76" draw:text-style-name="P9" draw:layer="layout" svg:width="1.587cm" svg:height="2.125cm" svg:x="8.078cm" svg:y="14.297cm" svg:viewBox="0 0 1588 2126" draw:points="0,1756 0,524 931,0 1588,370 1588,1602 657,2126">
              <text:p/>
            </draw:polygon>
            <draw:line draw:style-name="gr77" draw:text-style-name="P12" draw:layer="layout" svg:x1="8.625cm" svg:y1="16.114cm" svg:x2="8.187cm" svg:y2="15.868cm">
              <text:p/>
            </draw:line>
            <draw:line draw:style-name="gr78" draw:text-style-name="P12" draw:layer="layout" svg:x1="8.625cm" svg:y1="16.238cm" svg:x2="8.187cm" svg:y2="15.992cm">
              <text:p/>
            </draw:line>
            <draw:line draw:style-name="gr79" draw:text-style-name="P12" draw:layer="layout" svg:x1="8.625cm" svg:y1="16.176cm" svg:x2="8.187cm" svg:y2="15.93cm">
              <text:p/>
            </draw:line>
            <draw:polyline draw:style-name="gr80" draw:text-style-name="P12" draw:layer="layout" svg:width="0.546cm" svg:height="0.369cm" svg:x="8.133cm" svg:y="15.006cm" svg:viewBox="0 0 547 370" draw:points="547,370 0,62 0,0">
              <text:p/>
            </draw:polyline>
            <draw:polyline draw:style-name="gr81" draw:text-style-name="P12" draw:layer="layout" svg:width="0.537cm" svg:height="0.37cm" svg:x="8.142cm" svg:y="15.004cm" svg:viewBox="0 0 538 371" draw:points="538,371 538,309 0,0">
              <text:p/>
            </draw:polyline>
            <draw:polygon draw:style-name="gr82" draw:text-style-name="P13" draw:layer="layout" svg:width="0.063cm" svg:height="0.108cm" svg:x="8.335cm" svg:y="15.621cm" svg:viewBox="0 0 64 109" draw:points="0,73 0,0 64,36 64,109">
              <text:p/>
            </draw:polygon>
            <draw:line draw:style-name="gr83" draw:text-style-name="P12" draw:layer="layout" svg:x1="8.625cm" svg:y1="16.053cm" svg:x2="8.187cm" svg:y2="15.807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4" draw:text-style-name="P4" draw:layer="layout" svg:width="1.132cm" svg:height="0.646cm" svg:x="9.22cm" svg:y="10.838cm" svg:viewBox="0 0 1133 647" svg:d="M0 647c321 0 823-204 1040-339s0-308-109-308z">
            <text:p/>
          </draw:path>
          <draw:g>
            <draw:polygon draw:style-name="gr85" draw:text-style-name="P6" draw:layer="layout" svg:width="0.656cm" svg:height="1.601cm" svg:x="8.563cm" svg:y="9.883cm" svg:viewBox="0 0 657 1602" draw:points="0,1232 0,0 657,370 657,1602">
              <text:p/>
            </draw:polygon>
            <draw:polygon draw:style-name="gr86" draw:text-style-name="P7" draw:layer="layout" svg:width="0.93cm" svg:height="1.755cm" svg:x="9.22cm" svg:y="9.729cm" svg:viewBox="0 0 931 1756" draw:points="0,1756 0,524 931,0 931,1232">
              <text:p/>
            </draw:polygon>
            <draw:polygon draw:style-name="gr87" draw:text-style-name="P5" draw:layer="layout" svg:width="1.587cm" svg:height="0.893cm" svg:x="8.563cm" svg:y="9.359cm" svg:viewBox="0 0 1588 894" draw:points="657,894 0,524 931,0 1588,370">
              <text:p/>
            </draw:polygon>
            <draw:polygon draw:style-name="gr88" draw:text-style-name="P9" draw:layer="layout" svg:width="1.587cm" svg:height="2.125cm" svg:x="8.563cm" svg:y="9.359cm" svg:viewBox="0 0 1588 2126" draw:points="0,1756 0,524 931,0 1588,370 1588,1602 657,2126">
              <text:p/>
            </draw:polygon>
            <draw:line draw:style-name="gr89" draw:text-style-name="P12" draw:layer="layout" svg:x1="9.11cm" svg:y1="11.176cm" svg:x2="8.672cm" svg:y2="10.93cm">
              <text:p/>
            </draw:line>
            <draw:line draw:style-name="gr90" draw:text-style-name="P12" draw:layer="layout" svg:x1="9.11cm" svg:y1="11.3cm" svg:x2="8.672cm" svg:y2="11.054cm">
              <text:p/>
            </draw:line>
            <draw:line draw:style-name="gr91" draw:text-style-name="P12" draw:layer="layout" svg:x1="9.11cm" svg:y1="11.238cm" svg:x2="8.672cm" svg:y2="10.992cm">
              <text:p/>
            </draw:line>
            <draw:polyline draw:style-name="gr92" draw:text-style-name="P12" draw:layer="layout" svg:width="0.546cm" svg:height="0.369cm" svg:x="8.618cm" svg:y="10.068cm" svg:viewBox="0 0 547 370" draw:points="547,370 0,62 0,0">
              <text:p/>
            </draw:polyline>
            <draw:polyline draw:style-name="gr93" draw:text-style-name="P12" draw:layer="layout" svg:width="0.537cm" svg:height="0.37cm" svg:x="8.627cm" svg:y="10.066cm" svg:viewBox="0 0 538 371" draw:points="538,371 538,309 0,0">
              <text:p/>
            </draw:polyline>
            <draw:polygon draw:style-name="gr94" draw:text-style-name="P13" draw:layer="layout" svg:width="0.063cm" svg:height="0.108cm" svg:x="8.82cm" svg:y="10.683cm" svg:viewBox="0 0 64 109" draw:points="0,73 0,0 64,36 64,109">
              <text:p/>
            </draw:polygon>
            <draw:line draw:style-name="gr95" draw:text-style-name="P12" draw:layer="layout" svg:x1="9.11cm" svg:y1="11.115cm" svg:x2="8.672cm" svg:y2="10.869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6" draw:text-style-name="P4" draw:layer="layout" svg:width="1.132cm" svg:height="0.646cm" svg:x="9.085cm" svg:y="20.172cm" svg:viewBox="0 0 1133 647" svg:d="M0 647c321 0 823-204 1040-339s0-308-109-308z">
            <text:p/>
          </draw:path>
          <draw:g>
            <draw:polygon draw:style-name="gr97" draw:text-style-name="P6" draw:layer="layout" svg:width="0.656cm" svg:height="1.601cm" svg:x="8.428cm" svg:y="19.217cm" svg:viewBox="0 0 657 1602" draw:points="0,1232 0,0 657,370 657,1602">
              <text:p/>
            </draw:polygon>
            <draw:polygon draw:style-name="gr98" draw:text-style-name="P7" draw:layer="layout" svg:width="0.93cm" svg:height="1.755cm" svg:x="9.085cm" svg:y="19.063cm" svg:viewBox="0 0 931 1756" draw:points="0,1756 0,524 931,0 931,1232">
              <text:p/>
            </draw:polygon>
            <draw:polygon draw:style-name="gr99" draw:text-style-name="P5" draw:layer="layout" svg:width="1.587cm" svg:height="0.893cm" svg:x="8.428cm" svg:y="18.693cm" svg:viewBox="0 0 1588 894" draw:points="657,894 0,524 931,0 1588,370">
              <text:p/>
            </draw:polygon>
            <draw:polygon draw:style-name="gr100" draw:text-style-name="P9" draw:layer="layout" svg:width="1.587cm" svg:height="2.125cm" svg:x="8.428cm" svg:y="18.693cm" svg:viewBox="0 0 1588 2126" draw:points="0,1756 0,524 931,0 1588,370 1588,1602 657,2126">
              <text:p/>
            </draw:polygon>
            <draw:line draw:style-name="gr101" draw:text-style-name="P12" draw:layer="layout" svg:x1="8.975cm" svg:y1="20.51cm" svg:x2="8.537cm" svg:y2="20.264cm">
              <text:p/>
            </draw:line>
            <draw:line draw:style-name="gr102" draw:text-style-name="P12" draw:layer="layout" svg:x1="8.975cm" svg:y1="20.634cm" svg:x2="8.537cm" svg:y2="20.388cm">
              <text:p/>
            </draw:line>
            <draw:line draw:style-name="gr103" draw:text-style-name="P12" draw:layer="layout" svg:x1="8.975cm" svg:y1="20.572cm" svg:x2="8.537cm" svg:y2="20.326cm">
              <text:p/>
            </draw:line>
            <draw:polyline draw:style-name="gr104" draw:text-style-name="P12" draw:layer="layout" svg:width="0.546cm" svg:height="0.369cm" svg:x="8.483cm" svg:y="19.402cm" svg:viewBox="0 0 547 370" draw:points="547,370 0,62 0,0">
              <text:p/>
            </draw:polyline>
            <draw:polyline draw:style-name="gr105" draw:text-style-name="P12" draw:layer="layout" svg:width="0.537cm" svg:height="0.37cm" svg:x="8.492cm" svg:y="19.4cm" svg:viewBox="0 0 538 371" draw:points="538,371 538,309 0,0">
              <text:p/>
            </draw:polyline>
            <draw:polygon draw:style-name="gr106" draw:text-style-name="P13" draw:layer="layout" svg:width="0.063cm" svg:height="0.108cm" svg:x="8.685cm" svg:y="20.017cm" svg:viewBox="0 0 64 109" draw:points="0,73 0,0 64,36 64,109">
              <text:p/>
            </draw:polygon>
            <draw:line draw:style-name="gr107" draw:text-style-name="P12" draw:layer="layout" svg:x1="8.975cm" svg:y1="20.449cm" svg:x2="8.537cm" svg:y2="20.203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08" draw:text-style-name="P4" draw:layer="layout" svg:width="1.132cm" svg:height="0.646cm" svg:x="9.852cm" svg:y="20.589cm" svg:viewBox="0 0 1133 647" svg:d="M0 647c321 0 823-204 1040-339s0-308-109-308z">
            <text:p/>
          </draw:path>
          <draw:g>
            <draw:polygon draw:style-name="gr109" draw:text-style-name="P6" draw:layer="layout" svg:width="0.656cm" svg:height="1.601cm" svg:x="9.195cm" svg:y="19.634cm" svg:viewBox="0 0 657 1602" draw:points="0,1232 0,0 657,370 657,1602">
              <text:p/>
            </draw:polygon>
            <draw:polygon draw:style-name="gr110" draw:text-style-name="P7" draw:layer="layout" svg:width="0.93cm" svg:height="1.755cm" svg:x="9.852cm" svg:y="19.48cm" svg:viewBox="0 0 931 1756" draw:points="0,1756 0,524 931,0 931,1232">
              <text:p/>
            </draw:polygon>
            <draw:polygon draw:style-name="gr111" draw:text-style-name="P5" draw:layer="layout" svg:width="1.587cm" svg:height="0.893cm" svg:x="9.195cm" svg:y="19.11cm" svg:viewBox="0 0 1588 894" draw:points="657,894 0,524 931,0 1588,370">
              <text:p/>
            </draw:polygon>
            <draw:polygon draw:style-name="gr112" draw:text-style-name="P9" draw:layer="layout" svg:width="1.587cm" svg:height="2.125cm" svg:x="9.195cm" svg:y="19.11cm" svg:viewBox="0 0 1588 2126" draw:points="0,1756 0,524 931,0 1588,370 1588,1602 657,2126">
              <text:p/>
            </draw:polygon>
            <draw:line draw:style-name="gr113" draw:text-style-name="P12" draw:layer="layout" svg:x1="9.742cm" svg:y1="20.927cm" svg:x2="9.304cm" svg:y2="20.681cm">
              <text:p/>
            </draw:line>
            <draw:line draw:style-name="gr114" draw:text-style-name="P12" draw:layer="layout" svg:x1="9.742cm" svg:y1="21.051cm" svg:x2="9.304cm" svg:y2="20.805cm">
              <text:p/>
            </draw:line>
            <draw:line draw:style-name="gr115" draw:text-style-name="P12" draw:layer="layout" svg:x1="9.742cm" svg:y1="20.989cm" svg:x2="9.304cm" svg:y2="20.743cm">
              <text:p/>
            </draw:line>
            <draw:polyline draw:style-name="gr116" draw:text-style-name="P12" draw:layer="layout" svg:width="0.546cm" svg:height="0.369cm" svg:x="9.25cm" svg:y="19.819cm" svg:viewBox="0 0 547 370" draw:points="547,370 0,62 0,0">
              <text:p/>
            </draw:polyline>
            <draw:polyline draw:style-name="gr117" draw:text-style-name="P12" draw:layer="layout" svg:width="0.537cm" svg:height="0.37cm" svg:x="9.259cm" svg:y="19.817cm" svg:viewBox="0 0 538 371" draw:points="538,371 538,309 0,0">
              <text:p/>
            </draw:polyline>
            <draw:polygon draw:style-name="gr118" draw:text-style-name="P13" draw:layer="layout" svg:width="0.063cm" svg:height="0.108cm" svg:x="9.452cm" svg:y="20.434cm" svg:viewBox="0 0 64 109" draw:points="0,73 0,0 64,36 64,109">
              <text:p/>
            </draw:polygon>
            <draw:line draw:style-name="gr119" draw:text-style-name="P12" draw:layer="layout" svg:x1="9.742cm" svg:y1="20.866cm" svg:x2="9.304cm" svg:y2="20.62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20" draw:text-style-name="P4" draw:layer="layout" svg:width="1.132cm" svg:height="0.646cm" svg:x="9.402cm" svg:y="23.647cm" svg:viewBox="0 0 1133 647" svg:d="M0 647c321 0 823-204 1040-339s0-308-109-308z">
            <text:p/>
          </draw:path>
          <draw:g>
            <draw:polygon draw:style-name="gr121" draw:text-style-name="P6" draw:layer="layout" svg:width="0.656cm" svg:height="1.601cm" svg:x="8.745cm" svg:y="22.692cm" svg:viewBox="0 0 657 1602" draw:points="0,1232 0,0 657,370 657,1602">
              <text:p/>
            </draw:polygon>
            <draw:polygon draw:style-name="gr122" draw:text-style-name="P7" draw:layer="layout" svg:width="0.93cm" svg:height="1.755cm" svg:x="9.402cm" svg:y="22.538cm" svg:viewBox="0 0 931 1756" draw:points="0,1756 0,524 931,0 931,1232">
              <text:p/>
            </draw:polygon>
            <draw:polygon draw:style-name="gr123" draw:text-style-name="P5" draw:layer="layout" svg:width="1.587cm" svg:height="0.893cm" svg:x="8.745cm" svg:y="22.168cm" svg:viewBox="0 0 1588 894" draw:points="657,894 0,524 931,0 1588,370">
              <text:p/>
            </draw:polygon>
            <draw:polygon draw:style-name="gr124" draw:text-style-name="P9" draw:layer="layout" svg:width="1.587cm" svg:height="2.125cm" svg:x="8.745cm" svg:y="22.168cm" svg:viewBox="0 0 1588 2126" draw:points="0,1756 0,524 931,0 1588,370 1588,1602 657,2126">
              <text:p/>
            </draw:polygon>
            <draw:line draw:style-name="gr125" draw:text-style-name="P12" draw:layer="layout" svg:x1="9.292cm" svg:y1="23.985cm" svg:x2="8.854cm" svg:y2="23.739cm">
              <text:p/>
            </draw:line>
            <draw:line draw:style-name="gr126" draw:text-style-name="P12" draw:layer="layout" svg:x1="9.292cm" svg:y1="24.109cm" svg:x2="8.854cm" svg:y2="23.863cm">
              <text:p/>
            </draw:line>
            <draw:line draw:style-name="gr127" draw:text-style-name="P12" draw:layer="layout" svg:x1="9.292cm" svg:y1="24.047cm" svg:x2="8.854cm" svg:y2="23.801cm">
              <text:p/>
            </draw:line>
            <draw:polyline draw:style-name="gr128" draw:text-style-name="P12" draw:layer="layout" svg:width="0.546cm" svg:height="0.369cm" svg:x="8.8cm" svg:y="22.877cm" svg:viewBox="0 0 547 370" draw:points="547,370 0,62 0,0">
              <text:p/>
            </draw:polyline>
            <draw:polyline draw:style-name="gr129" draw:text-style-name="P12" draw:layer="layout" svg:width="0.537cm" svg:height="0.37cm" svg:x="8.809cm" svg:y="22.875cm" svg:viewBox="0 0 538 371" draw:points="538,371 538,309 0,0">
              <text:p/>
            </draw:polyline>
            <draw:polygon draw:style-name="gr130" draw:text-style-name="P13" draw:layer="layout" svg:width="0.063cm" svg:height="0.108cm" svg:x="9.002cm" svg:y="23.492cm" svg:viewBox="0 0 64 109" draw:points="0,73 0,0 64,36 64,109">
              <text:p/>
            </draw:polygon>
            <draw:line draw:style-name="gr131" draw:text-style-name="P12" draw:layer="layout" svg:x1="9.292cm" svg:y1="23.924cm" svg:x2="8.854cm" svg:y2="23.678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2" draw:text-style-name="P4" draw:layer="layout" svg:width="1.132cm" svg:height="0.646cm" svg:x="9.5cm" svg:y="26.922cm" svg:viewBox="0 0 1133 647" svg:d="M0 647c321 0 823-204 1040-339s0-308-109-308z">
            <text:p/>
          </draw:path>
          <draw:g>
            <draw:polygon draw:style-name="gr133" draw:text-style-name="P6" draw:layer="layout" svg:width="0.656cm" svg:height="1.601cm" svg:x="8.843cm" svg:y="25.967cm" svg:viewBox="0 0 657 1602" draw:points="0,1232 0,0 657,370 657,1602">
              <text:p/>
            </draw:polygon>
            <draw:polygon draw:style-name="gr134" draw:text-style-name="P7" draw:layer="layout" svg:width="0.93cm" svg:height="1.755cm" svg:x="9.5cm" svg:y="25.813cm" svg:viewBox="0 0 931 1756" draw:points="0,1756 0,524 931,0 931,1232">
              <text:p/>
            </draw:polygon>
            <draw:polygon draw:style-name="gr135" draw:text-style-name="P5" draw:layer="layout" svg:width="1.587cm" svg:height="0.893cm" svg:x="8.843cm" svg:y="25.443cm" svg:viewBox="0 0 1588 894" draw:points="657,894 0,524 931,0 1588,370">
              <text:p/>
            </draw:polygon>
            <draw:polygon draw:style-name="gr136" draw:text-style-name="P9" draw:layer="layout" svg:width="1.587cm" svg:height="2.125cm" svg:x="8.843cm" svg:y="25.443cm" svg:viewBox="0 0 1588 2126" draw:points="0,1756 0,524 931,0 1588,370 1588,1602 657,2126">
              <text:p/>
            </draw:polygon>
            <draw:line draw:style-name="gr137" draw:text-style-name="P12" draw:layer="layout" svg:x1="9.39cm" svg:y1="27.26cm" svg:x2="8.952cm" svg:y2="27.014cm">
              <text:p/>
            </draw:line>
            <draw:line draw:style-name="gr138" draw:text-style-name="P12" draw:layer="layout" svg:x1="9.39cm" svg:y1="27.384cm" svg:x2="8.952cm" svg:y2="27.138cm">
              <text:p/>
            </draw:line>
            <draw:line draw:style-name="gr139" draw:text-style-name="P12" draw:layer="layout" svg:x1="9.39cm" svg:y1="27.322cm" svg:x2="8.952cm" svg:y2="27.076cm">
              <text:p/>
            </draw:line>
            <draw:polyline draw:style-name="gr140" draw:text-style-name="P12" draw:layer="layout" svg:width="0.546cm" svg:height="0.369cm" svg:x="8.898cm" svg:y="26.152cm" svg:viewBox="0 0 547 370" draw:points="547,370 0,62 0,0">
              <text:p/>
            </draw:polyline>
            <draw:polyline draw:style-name="gr141" draw:text-style-name="P12" draw:layer="layout" svg:width="0.537cm" svg:height="0.37cm" svg:x="8.907cm" svg:y="26.15cm" svg:viewBox="0 0 538 371" draw:points="538,371 538,309 0,0">
              <text:p/>
            </draw:polyline>
            <draw:polygon draw:style-name="gr142" draw:text-style-name="P13" draw:layer="layout" svg:width="0.063cm" svg:height="0.108cm" svg:x="9.1cm" svg:y="26.767cm" svg:viewBox="0 0 64 109" draw:points="0,73 0,0 64,36 64,109">
              <text:p/>
            </draw:polygon>
            <draw:line draw:style-name="gr143" draw:text-style-name="P12" draw:layer="layout" svg:x1="9.39cm" svg:y1="27.199cm" svg:x2="8.952cm" svg:y2="26.953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4" draw:text-style-name="P4" draw:layer="layout" svg:width="1.132cm" svg:height="0.646cm" svg:x="9.402cm" svg:y="30.097cm" svg:viewBox="0 0 1133 647" svg:d="M0 647c321 0 823-204 1040-339s0-308-109-308z">
            <text:p/>
          </draw:path>
          <draw:g>
            <draw:polygon draw:style-name="gr145" draw:text-style-name="P6" draw:layer="layout" svg:width="0.656cm" svg:height="1.601cm" svg:x="8.745cm" svg:y="29.142cm" svg:viewBox="0 0 657 1602" draw:points="0,1232 0,0 657,370 657,1602">
              <text:p/>
            </draw:polygon>
            <draw:polygon draw:style-name="gr146" draw:text-style-name="P7" draw:layer="layout" svg:width="0.93cm" svg:height="1.755cm" svg:x="9.402cm" svg:y="28.988cm" svg:viewBox="0 0 931 1756" draw:points="0,1756 0,524 931,0 931,1232">
              <text:p/>
            </draw:polygon>
            <draw:polygon draw:style-name="gr147" draw:text-style-name="P5" draw:layer="layout" svg:width="1.587cm" svg:height="0.893cm" svg:x="8.745cm" svg:y="28.618cm" svg:viewBox="0 0 1588 894" draw:points="657,894 0,524 931,0 1588,370">
              <text:p/>
            </draw:polygon>
            <draw:polygon draw:style-name="gr148" draw:text-style-name="P9" draw:layer="layout" svg:width="1.587cm" svg:height="2.125cm" svg:x="8.745cm" svg:y="28.618cm" svg:viewBox="0 0 1588 2126" draw:points="0,1756 0,524 931,0 1588,370 1588,1602 657,2126">
              <text:p/>
            </draw:polygon>
            <draw:line draw:style-name="gr149" draw:text-style-name="P12" draw:layer="layout" svg:x1="9.292cm" svg:y1="30.435cm" svg:x2="8.854cm" svg:y2="30.189cm">
              <text:p/>
            </draw:line>
            <draw:line draw:style-name="gr150" draw:text-style-name="P12" draw:layer="layout" svg:x1="9.292cm" svg:y1="30.559cm" svg:x2="8.854cm" svg:y2="30.313cm">
              <text:p/>
            </draw:line>
            <draw:line draw:style-name="gr151" draw:text-style-name="P12" draw:layer="layout" svg:x1="9.292cm" svg:y1="30.497cm" svg:x2="8.854cm" svg:y2="30.251cm">
              <text:p/>
            </draw:line>
            <draw:polyline draw:style-name="gr152" draw:text-style-name="P12" draw:layer="layout" svg:width="0.546cm" svg:height="0.369cm" svg:x="8.8cm" svg:y="29.327cm" svg:viewBox="0 0 547 370" draw:points="547,370 0,62 0,0">
              <text:p/>
            </draw:polyline>
            <draw:polyline draw:style-name="gr153" draw:text-style-name="P12" draw:layer="layout" svg:width="0.537cm" svg:height="0.37cm" svg:x="8.809cm" svg:y="29.325cm" svg:viewBox="0 0 538 371" draw:points="538,371 538,309 0,0">
              <text:p/>
            </draw:polyline>
            <draw:polygon draw:style-name="gr154" draw:text-style-name="P13" draw:layer="layout" svg:width="0.063cm" svg:height="0.108cm" svg:x="9.002cm" svg:y="29.942cm" svg:viewBox="0 0 64 109" draw:points="0,73 0,0 64,36 64,109">
              <text:p/>
            </draw:polygon>
            <draw:line draw:style-name="gr155" draw:text-style-name="P12" draw:layer="layout" svg:x1="9.292cm" svg:y1="30.374cm" svg:x2="8.854cm" svg:y2="30.128cm">
              <text:p/>
            </draw:line>
          </draw:g>
        </draw:g>
        <draw:line draw:style-name="gr156" draw:text-style-name="P1" draw:layer="layout" svg:x1="5.758cm" svg:y1="7.493cm" svg:x2="8.615cm" svg:y2="3.365cm">
          <text:p/>
        </draw:line>
        <draw:line draw:style-name="gr157" draw:text-style-name="P1" draw:layer="layout" svg:x1="5.758cm" svg:y1="8.128cm" svg:x2="8.763cm" svg:y2="7.81cm">
          <text:p/>
        </draw:line>
        <draw:line draw:style-name="gr157" draw:text-style-name="P1" draw:layer="layout" svg:x1="5.758cm" svg:y1="8.128cm" svg:x2="8.445cm" svg:y2="10.033cm">
          <text:p/>
        </draw:line>
        <draw:frame draw:style-name="gr158" draw:text-style-name="P19" draw:layer="layout" svg:width="10.023cm" svg:height="2.132cm" svg:x="11.29cm" svg:y="1.868cm">
          <draw:text-box>
            <text:p text:style-name="P16"><text:span text:style-name="T4">Production SOX Web (Cash &amp; Debt)</text:span></text:p>
            <text:p text:style-name="P16"><text:span text:style-name="T4">OMAEDCWWW057</text:span></text:p>
            <text:p text:style-name="P16"><text:span text:style-name="T4">144.210.239.145 CentOS 7</text:span></text:p>
          </draw:text-box>
        </draw:frame>
        <draw:frame draw:style-name="gr159" draw:text-style-name="P19" draw:layer="layout" svg:width="7.419cm" svg:height="2.132cm" svg:x="11.391cm" svg:y="9.668cm">
          <draw:text-box>
            <text:p text:style-name="P16"><text:span text:style-name="T4">Static Web Content</text:span></text:p>
            <text:p text:style-name="P16"><text:span text:style-name="T4">OMAEDCWWW67</text:span></text:p>
            <text:p text:style-name="P16"><text:span text:style-name="T4">144.210.239.154 CentOS 7</text:span></text:p>
          </draw:text-box>
        </draw:frame>
        <draw:frame draw:style-name="gr160" draw:text-style-name="P19" draw:layer="layout" svg:width="13.011cm" svg:height="2.759cm" svg:x="10.992cm" svg:y="13.768cm">
          <draw:text-box>
            <text:p text:style-name="P16"><text:span text:style-name="T4">QA Web</text:span></text:p>
            <text:p text:style-name="P16"><text:span text:style-name="T4">OMAEDCWWW062 <text:s/>144.210.238.138 </text:span></text:p>
            <text:p text:style-name="P16"><text:span text:style-name="T4">OMAEDCWWW061 - 144.210.238.139</text:span></text:p>
            <text:p text:style-name="P16"><text:span text:style-name="T4">CentOS 7</text:span></text:p>
          </draw:text-box>
        </draw:frame>
        <draw:frame draw:style-name="gr161" draw:text-style-name="P19" draw:layer="layout" svg:width="7.419cm" svg:height="2.759cm" svg:x="10.892cm" svg:y="17.868cm">
          <draw:text-box>
            <text:p text:style-name="P16"><text:span text:style-name="T4">DEV Web</text:span></text:p>
            <text:p text:style-name="P16"><text:span text:style-name="T4">OMAEDCWWW046</text:span></text:p>
            <text:p text:style-name="P16"><text:span text:style-name="T4">144.210.239.142 CentOS 7</text:span></text:p>
            <text:p text:style-name="P16"><text:span text:style-name="T4"/></text:p>
          </draw:text-box>
        </draw:frame>
        <draw:frame draw:style-name="gr162" draw:text-style-name="P19" draw:layer="layout" svg:width="13.558cm" svg:height="2.759cm" svg:x="10.893cm" svg:y="21.669cm">
          <draw:text-box>
            <text:p text:style-name="P16"><text:span text:style-name="T4">Cron</text:span></text:p>
            <text:p text:style-name="P16"><text:span text:style-name="T4">OMAEDCWWW058 – 144.210.239.149 – CentOS 7</text:span></text:p>
            <text:p text:style-name="P16"><text:span text:style-name="T4">(Apache/PHP installed, but httpd off)</text:span></text:p>
            <text:p text:style-name="P16"><text:span text:style-name="T4"/></text:p>
          </draw:text-box>
        </draw:frame>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3" draw:text-style-name="P4" draw:layer="layout" svg:width="1.132cm" svg:height="0.646cm" svg:x="9.393cm" svg:y="32.897cm" svg:viewBox="0 0 1133 647" svg:d="M0 647c321 0 823-204 1040-339s0-308-109-308z">
            <text:p/>
          </draw:path>
          <draw:g>
            <draw:polygon draw:style-name="gr164" draw:text-style-name="P6" draw:layer="layout" svg:width="0.656cm" svg:height="1.601cm" svg:x="8.736cm" svg:y="31.942cm" svg:viewBox="0 0 657 1602" draw:points="0,1232 0,0 657,370 657,1602">
              <text:p/>
            </draw:polygon>
            <draw:polygon draw:style-name="gr165" draw:text-style-name="P7" draw:layer="layout" svg:width="0.93cm" svg:height="1.755cm" svg:x="9.393cm" svg:y="31.788cm" svg:viewBox="0 0 931 1756" draw:points="0,1756 0,524 931,0 931,1232">
              <text:p/>
            </draw:polygon>
            <draw:polygon draw:style-name="gr166" draw:text-style-name="P5" draw:layer="layout" svg:width="1.587cm" svg:height="0.893cm" svg:x="8.736cm" svg:y="31.418cm" svg:viewBox="0 0 1588 894" draw:points="657,894 0,524 931,0 1588,370">
              <text:p/>
            </draw:polygon>
            <draw:polygon draw:style-name="gr167" draw:text-style-name="P9" draw:layer="layout" svg:width="1.587cm" svg:height="2.125cm" svg:x="8.736cm" svg:y="31.418cm" svg:viewBox="0 0 1588 2126" draw:points="0,1756 0,524 931,0 1588,370 1588,1602 657,2126">
              <text:p/>
            </draw:polygon>
            <draw:line draw:style-name="gr168" draw:text-style-name="P12" draw:layer="layout" svg:x1="9.283cm" svg:y1="33.235cm" svg:x2="8.845cm" svg:y2="32.989cm">
              <text:p/>
            </draw:line>
            <draw:line draw:style-name="gr169" draw:text-style-name="P12" draw:layer="layout" svg:x1="9.283cm" svg:y1="33.359cm" svg:x2="8.845cm" svg:y2="33.113cm">
              <text:p/>
            </draw:line>
            <draw:line draw:style-name="gr170" draw:text-style-name="P12" draw:layer="layout" svg:x1="9.283cm" svg:y1="33.297cm" svg:x2="8.845cm" svg:y2="33.051cm">
              <text:p/>
            </draw:line>
            <draw:polyline draw:style-name="gr171" draw:text-style-name="P12" draw:layer="layout" svg:width="0.546cm" svg:height="0.369cm" svg:x="8.791cm" svg:y="32.127cm" svg:viewBox="0 0 547 370" draw:points="547,370 0,62 0,0">
              <text:p/>
            </draw:polyline>
            <draw:polyline draw:style-name="gr172" draw:text-style-name="P12" draw:layer="layout" svg:width="0.537cm" svg:height="0.37cm" svg:x="8.8cm" svg:y="32.125cm" svg:viewBox="0 0 538 371" draw:points="538,371 538,309 0,0">
              <text:p/>
            </draw:polyline>
            <draw:polygon draw:style-name="gr173" draw:text-style-name="P13" draw:layer="layout" svg:width="0.063cm" svg:height="0.108cm" svg:x="8.993cm" svg:y="32.742cm" svg:viewBox="0 0 64 109" draw:points="0,73 0,0 64,36 64,109">
              <text:p/>
            </draw:polygon>
            <draw:line draw:style-name="gr174" draw:text-style-name="P12" draw:layer="layout" svg:x1="9.283cm" svg:y1="33.174cm" svg:x2="8.845cm" svg:y2="32.928cm">
              <text:p/>
            </draw:line>
          </draw:g>
        </draw:g>
        <draw:frame draw:style-name="gr175" draw:text-style-name="P19" draw:layer="layout" svg:width="13.78cm" svg:height="3.386cm" svg:x="11.493cm" svg:y="24.97cm">
          <draw:text-box>
            <text:p text:style-name="P16"><text:span text:style-name="T4">Legacy MySQL / Redis / Mass Mail</text:span></text:p>
            <text:p text:style-name="P16"><text:span text:style-name="T4">OMAEDCWWW054</text:span></text:p>
            <text:p text:style-name="P16"><text:span text:style-name="T4">144.210.239.157 – CentOS 7</text:span></text:p>
            <text:p text:style-name="P16"><text:span text:style-name="T4">PHP/Apache (Apache/PHP installed, httpd is off)</text:span></text:p>
            <text:p text:style-name="P16"><text:span text:style-name="T4"/></text:p>
          </draw:text-box>
        </draw:frame>
        <draw:frame draw:style-name="gr176" draw:text-style-name="P19" draw:layer="layout" svg:width="13.462cm" svg:height="1.505cm" svg:x="11.493cm" svg:y="28.771cm">
          <draw:text-box>
            <text:p text:style-name="P16"><text:span text:style-name="T4">Development Home</text:span></text:p>
            <text:p text:style-name="P16"><text:span text:style-name="T4">OMAEDCWWW045 - 144.210.239.141 – CentOS 7</text:span></text:p>
          </draw:text-box>
        </draw:frame>
        <draw:frame draw:style-name="gr177" draw:text-style-name="P21" draw:layer="layout" svg:width="11.557cm" svg:height="3.212cm" svg:x="11.493cm" svg:y="31.34cm">
          <draw:text-box>
            <text:p text:style-name="P16"><text:span text:style-name="T4">Cron / QA Redis server</text:span></text:p>
            <text:p text:style-name="P16"><text:span text:style-name="T4">OMAEDCWWW047</text:span></text:p>
            <text:p text:style-name="P16"><text:span text:style-name="T4">144.210.239.143 CentOS 7.4 x86_64 </text:span></text:p>
            <text:p text:style-name="P20"><text:span text:style-name="T4">(Apache/PHP installed, but httpd off)</text:span></text:p>
          </draw:text-box>
        </draw:frame>
        <draw:line draw:style-name="gr156" draw:text-style-name="P1" draw:layer="layout" svg:x1="3.416cm" svg:y1="4.635cm" svg:x2="4.686cm" svg:y2="6.858cm">
          <text:p/>
        </draw:line>
        <draw:g draw:style-name="gr5">
          <draw:glue-point draw:id="4" svg:x="-2.017cm" svg:y="-5cm"/>
          <draw:glue-point draw:id="5" svg:x="0.789cm" svg:y="-2.647cm"/>
          <draw:glue-point draw:id="6" svg:x="4.123cm" svg:y="0.147cm"/>
          <draw:glue-point draw:id="7" svg:x="4.123cm" svg:y="1.323cm"/>
          <draw:glue-point draw:id="8" svg:x="4.123cm" svg:y="2.5cm"/>
          <draw:glue-point draw:id="9" svg:x="3.07cm" svg:y="3.382cm"/>
          <draw:glue-point draw:id="10" svg:x="1.491cm" svg:y="4.705cm"/>
          <draw:glue-point draw:id="11" svg:x="1.14cm" svg:y="3.382cm" draw:escape-direction="left"/>
          <draw:glue-point draw:id="12" svg:x="0.965cm" svg:y="3.235cm" draw:escape-direction="left"/>
          <draw:glue-point draw:id="13" svg:x="0.789cm" svg:y="3.088cm" draw:escape-direction="left"/>
          <draw:glue-point draw:id="14" svg:x="0.614cm" svg:y="2.941cm" draw:escape-direction="left"/>
          <draw:glue-point draw:id="15" svg:x="-0.087cm" svg:y="2.352cm" draw:escape-direction="left"/>
          <draw:glue-point draw:id="16" svg:x="-0.262cm" svg:y="2.205cm" draw:escape-direction="left"/>
          <draw:glue-point draw:id="17" svg:x="-0.438cm" svg:y="2.058cm" draw:escape-direction="left"/>
          <draw:glue-point draw:id="18" svg:x="-0.613cm" svg:y="1.911cm" draw:escape-direction="left"/>
          <draw:glue-point draw:id="19" svg:x="-0.788cm" svg:y="2.352cm"/>
          <draw:glue-point draw:id="20" svg:x="-1.139cm" svg:y="2.058cm"/>
          <draw:glue-point draw:id="21" svg:x="-1.49cm" svg:y="1.764cm"/>
          <draw:glue-point draw:id="22" svg:x="-1.841cm" svg:y="1.47cm"/>
          <draw:glue-point draw:id="23" svg:x="-2.367cm" svg:y="1.029cm"/>
          <draw:glue-point draw:id="24" svg:x="-1.841cm" svg:y="1.911cm"/>
          <draw:glue-point draw:id="25" svg:x="-4.648cm" svg:y="-0.441cm"/>
          <draw:glue-point draw:id="26" svg:x="-4.999cm" svg:y="-1.911cm"/>
          <draw:glue-point draw:id="27" svg:x="-3.42cm" svg:y="-3.823cm"/>
          <draw:glue-point draw:id="28" svg:x="0.439cm" svg:y="2.794cm"/>
          <draw:glue-point draw:id="29" svg:x="0.965cm" svg:y="-2.5cm"/>
          <draw:path draw:style-name="gr178" draw:text-style-name="P4" draw:layer="layout" svg:width="1.298cm" svg:height="0.759cm" svg:x="5.703cm" svg:y="23.908cm" svg:viewBox="0 0 1299 760" svg:d="M0 760c198 0 1299-304 1299-456s-524-304-722-304c0 91-577 638-577 760z">
            <text:p/>
          </draw:path>
          <draw:g>
            <draw:polygon draw:style-name="gr179" draw:text-style-name="P5" draw:layer="layout" svg:width="3.606cm" svg:height="1.519cm" svg:x="3.034cm" svg:y="22.601cm" svg:viewBox="0 0 3607 1520" draw:points="2525,1520 0,456 1082,0 3607,1064">
              <text:p/>
            </draw:polygon>
            <draw:polygon draw:style-name="gr180" draw:text-style-name="P6" draw:layer="layout" svg:width="2.524cm" svg:height="1.549cm" svg:x="3.034cm" svg:y="23.057cm" svg:viewBox="0 0 2525 1550" draw:points="0,486 0,0 2525,1064 2525,1550">
              <text:p/>
            </draw:polygon>
            <draw:polygon draw:style-name="gr181" draw:text-style-name="P7" draw:layer="layout" svg:width="1.081cm" svg:height="0.941cm" svg:x="5.559cm" svg:y="23.665cm" svg:viewBox="0 0 1082 942" draw:points="0,942 0,456 1082,0 1082,486">
              <text:p/>
            </draw:polygon>
            <draw:polygon draw:style-name="gr182" draw:text-style-name="P6" draw:layer="layout" svg:width="0.143cm" svg:height="0.546cm" svg:x="2.89cm" svg:y="22.996cm" svg:viewBox="0 0 144 547" draw:points="0,486 0,0 144,61 144,547">
              <text:p/>
            </draw:polygon>
            <draw:polygon draw:style-name="gr183" draw:text-style-name="P8" draw:layer="layout" svg:width="0.143cm" svg:height="0.546cm" svg:x="5.559cm" svg:y="24.121cm" svg:viewBox="0 0 144 547" draw:points="0,486 0,0 144,61 144,547">
              <text:p/>
            </draw:polygon>
            <draw:polygon draw:style-name="gr184" draw:text-style-name="P9" draw:layer="layout" svg:width="3.75cm" svg:height="2.066cm" svg:x="2.89cm" svg:y="22.601cm" svg:viewBox="0 0 3751 2067" draw:points="0,881 0,395 144,456 1226,0 3751,1064 3751,1550 2813,1945 2813,2067">
              <text:p/>
            </draw:polygon>
            <draw:polygon draw:style-name="gr185" draw:text-style-name="P10" draw:layer="layout" svg:width="0.071cm" svg:height="0.09cm" svg:x="3.9cm" svg:y="23.786cm" svg:viewBox="0 0 72 91" draw:points="0,61 0,0 72,30 72,91">
              <text:p/>
            </draw:polygon>
            <draw:polygon draw:style-name="gr186" draw:text-style-name="P10" draw:layer="layout" svg:width="0.071cm" svg:height="0.09cm" svg:x="4.116cm" svg:y="23.878cm" svg:viewBox="0 0 72 91" draw:points="0,61 0,0 72,30 72,91">
              <text:p/>
            </draw:polygon>
            <draw:polygon draw:style-name="gr187" draw:text-style-name="P10" draw:layer="layout" svg:width="0.071cm" svg:height="0.09cm" svg:x="4.261cm" svg:y="23.938cm" svg:viewBox="0 0 72 91" draw:points="0,61 0,0 72,30 72,91">
              <text:p/>
            </draw:polygon>
            <draw:polygon draw:style-name="gr188" draw:text-style-name="P10" draw:layer="layout" svg:width="0.071cm" svg:height="0.09cm" svg:x="4.405cm" svg:y="23.999cm" svg:viewBox="0 0 72 91" draw:points="0,61 0,0 72,30 72,91">
              <text:p/>
            </draw:polygon>
            <draw:polygon draw:style-name="gr189" draw:text-style-name="P10" draw:layer="layout" svg:width="0.071cm" svg:height="0.09cm" svg:x="4.549cm" svg:y="24.06cm" svg:viewBox="0 0 72 91" draw:points="0,61 0,0 72,30 72,91">
              <text:p/>
            </draw:polygon>
            <draw:polygon draw:style-name="gr190" draw:text-style-name="P10" draw:layer="layout" svg:width="0.36cm" svg:height="0.212cm" svg:x="5.127cm" svg:y="24.303cm" svg:viewBox="0 0 361 213" draw:points="0,61 0,0 361,152 361,213">
              <text:p/>
            </draw:polygon>
            <draw:polygon draw:style-name="gr191" draw:text-style-name="P10" draw:layer="layout" svg:width="0.36cm" svg:height="0.212cm" svg:x="4.694cm" svg:y="24.121cm" svg:viewBox="0 0 361 213" draw:points="0,61 0,0 361,152 361,213">
              <text:p/>
            </draw:polygon>
            <draw:polygon draw:style-name="gr192" draw:text-style-name="P11" draw:layer="layout" svg:width="0.432cm" svg:height="0.303cm" svg:x="5.054cm" svg:y="24.029cm" svg:viewBox="0 0 433 304" draw:points="0,121 0,0 433,182 433,304">
              <text:p/>
            </draw:polygon>
            <draw:polygon draw:style-name="gr193" draw:text-style-name="P10" draw:layer="layout" svg:width="0.071cm" svg:height="0.09cm" svg:x="5.343cm" svg:y="24.272cm" svg:viewBox="0 0 72 91" draw:points="0,61 0,0 72,30 72,91">
              <text:p/>
            </draw:polygon>
            <draw:polygon draw:style-name="gr194" draw:text-style-name="P10" draw:layer="layout" svg:width="0.071cm" svg:height="0.09cm" svg:x="5.271cm" svg:y="24.242cm" svg:viewBox="0 0 72 91" draw:points="0,61 0,0 72,30 72,91">
              <text:p/>
            </draw:polygon>
            <draw:polygon draw:style-name="gr195" draw:text-style-name="P10" draw:layer="layout" svg:width="0.071cm" svg:height="0.09cm" svg:x="5.198cm" svg:y="24.212cm" svg:viewBox="0 0 72 91" draw:points="0,61 0,0 72,30 72,91">
              <text:p/>
            </draw:polygon>
            <draw:polygon draw:style-name="gr196" draw:text-style-name="P10" draw:layer="layout" svg:width="0.071cm" svg:height="0.09cm" svg:x="5.127cm" svg:y="24.181cm" svg:viewBox="0 0 72 91" draw:points="0,61 0,0 72,30 72,91">
              <text:p/>
            </draw:polygon>
            <draw:polygon draw:style-name="gr197" draw:text-style-name="P11" draw:layer="layout" svg:width="0.432cm" svg:height="0.303cm" svg:x="4.549cm" svg:y="23.816cm" svg:viewBox="0 0 433 304" draw:points="0,121 0,0 433,182 433,304">
              <text:p/>
            </draw:polygon>
            <draw:polygon draw:style-name="gr198" draw:text-style-name="P10" draw:layer="layout" svg:width="0.071cm" svg:height="0.09cm" svg:x="4.838cm" svg:y="24.06cm" svg:viewBox="0 0 72 91" draw:points="0,61 0,0 72,30 72,91">
              <text:p/>
            </draw:polygon>
            <draw:polygon draw:style-name="gr199" draw:text-style-name="P10" draw:layer="layout" svg:width="0.071cm" svg:height="0.09cm" svg:x="4.765cm" svg:y="24.029cm" svg:viewBox="0 0 72 91" draw:points="0,61 0,0 72,30 72,91">
              <text:p/>
            </draw:polygon>
            <draw:polygon draw:style-name="gr200" draw:text-style-name="P10" draw:layer="layout" svg:width="0.071cm" svg:height="0.09cm" svg:x="4.694cm" svg:y="23.999cm" svg:viewBox="0 0 72 91" draw:points="0,61 0,0 72,30 72,91">
              <text:p/>
            </draw:polygon>
            <draw:polygon draw:style-name="gr201" draw:text-style-name="P10" draw:layer="layout" svg:width="0.071cm" svg:height="0.09cm" svg:x="4.621cm" svg:y="23.969cm" svg:viewBox="0 0 72 91" draw:points="0,61 0,0 72,30 72,91">
              <text:p/>
            </draw:polygon>
          </draw:g>
        </draw:g>
        <draw:line draw:style-name="gr157" draw:text-style-name="P1" draw:layer="layout" svg:x1="2.413cm" svg:y1="26.508cm" svg:x2="4.318cm" svg:y2="23.968cm">
          <text:p/>
        </draw:line>
        <draw:line draw:style-name="gr157" draw:text-style-name="P1" draw:layer="layout" svg:x1="6.54cm" svg:y1="23.685cm" svg:x2="9.715cm" svg:y2="21.145cm">
          <text:p/>
        </draw:line>
        <draw:line draw:style-name="gr157" draw:text-style-name="P1" draw:layer="layout" svg:x1="6.54cm" svg:y1="23.685cm" svg:x2="8.763cm" svg:y2="20.51cm">
          <text:p/>
        </draw:line>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02" draw:text-style-name="P4" draw:layer="layout" svg:width="1.132cm" svg:height="0.646cm" svg:x="9.517cm" svg:y="16.234cm" svg:viewBox="0 0 1133 647" svg:d="M0 647c321 0 823-204 1040-339s0-308-109-308z">
            <text:p/>
          </draw:path>
          <draw:g>
            <draw:polygon draw:style-name="gr203" draw:text-style-name="P6" draw:layer="layout" svg:width="0.656cm" svg:height="1.601cm" svg:x="8.86cm" svg:y="15.279cm" svg:viewBox="0 0 657 1602" draw:points="0,1232 0,0 657,370 657,1602">
              <text:p/>
            </draw:polygon>
            <draw:polygon draw:style-name="gr204" draw:text-style-name="P7" draw:layer="layout" svg:width="0.93cm" svg:height="1.755cm" svg:x="9.517cm" svg:y="15.125cm" svg:viewBox="0 0 931 1756" draw:points="0,1756 0,524 931,0 931,1232">
              <text:p/>
            </draw:polygon>
            <draw:polygon draw:style-name="gr205" draw:text-style-name="P5" draw:layer="layout" svg:width="1.587cm" svg:height="0.893cm" svg:x="8.86cm" svg:y="14.755cm" svg:viewBox="0 0 1588 894" draw:points="657,894 0,524 931,0 1588,370">
              <text:p/>
            </draw:polygon>
            <draw:polygon draw:style-name="gr206" draw:text-style-name="P9" draw:layer="layout" svg:width="1.587cm" svg:height="2.125cm" svg:x="8.86cm" svg:y="14.755cm" svg:viewBox="0 0 1588 2126" draw:points="0,1756 0,524 931,0 1588,370 1588,1602 657,2126">
              <text:p/>
            </draw:polygon>
            <draw:line draw:style-name="gr207" draw:text-style-name="P12" draw:layer="layout" svg:x1="9.407cm" svg:y1="16.572cm" svg:x2="8.969cm" svg:y2="16.326cm">
              <text:p/>
            </draw:line>
            <draw:line draw:style-name="gr208" draw:text-style-name="P12" draw:layer="layout" svg:x1="9.407cm" svg:y1="16.696cm" svg:x2="8.969cm" svg:y2="16.45cm">
              <text:p/>
            </draw:line>
            <draw:line draw:style-name="gr209" draw:text-style-name="P12" draw:layer="layout" svg:x1="9.407cm" svg:y1="16.634cm" svg:x2="8.969cm" svg:y2="16.388cm">
              <text:p/>
            </draw:line>
            <draw:polyline draw:style-name="gr210" draw:text-style-name="P12" draw:layer="layout" svg:width="0.546cm" svg:height="0.369cm" svg:x="8.915cm" svg:y="15.464cm" svg:viewBox="0 0 547 370" draw:points="547,370 0,62 0,0">
              <text:p/>
            </draw:polyline>
            <draw:polyline draw:style-name="gr211" draw:text-style-name="P12" draw:layer="layout" svg:width="0.537cm" svg:height="0.37cm" svg:x="8.924cm" svg:y="15.462cm" svg:viewBox="0 0 538 371" draw:points="538,371 538,309 0,0">
              <text:p/>
            </draw:polyline>
            <draw:polygon draw:style-name="gr212" draw:text-style-name="P13" draw:layer="layout" svg:width="0.063cm" svg:height="0.108cm" svg:x="9.117cm" svg:y="16.079cm" svg:viewBox="0 0 64 109" draw:points="0,73 0,0 64,36 64,109">
              <text:p/>
            </draw:polygon>
            <draw:line draw:style-name="gr213" draw:text-style-name="P12" draw:layer="layout" svg:x1="9.407cm" svg:y1="16.511cm" svg:x2="8.969cm" svg:y2="16.265cm">
              <text:p/>
            </draw:line>
          </draw:g>
        </draw:g>
        <draw:line draw:style-name="gr2" draw:text-style-name="P1" draw:layer="layout" svg:x1="10.985cm" svg:y1="7.493cm" svg:x2="29.4cm" svg:y2="7.81cm">
          <text:p/>
        </draw:line>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14" draw:text-style-name="P4" draw:layer="layout" svg:width="1.132cm" svg:height="0.646cm" svg:x="8.825cm" svg:y="14.476cm" svg:viewBox="0 0 1133 647" svg:d="M0 647c321 0 823-204 1040-339s0-308-109-308z">
            <text:p/>
          </draw:path>
          <draw:g>
            <draw:polygon draw:style-name="gr215" draw:text-style-name="P6" draw:layer="layout" svg:width="0.656cm" svg:height="1.601cm" svg:x="8.168cm" svg:y="13.521cm" svg:viewBox="0 0 657 1602" draw:points="0,1232 0,0 657,370 657,1602">
              <text:p/>
            </draw:polygon>
            <draw:polygon draw:style-name="gr216" draw:text-style-name="P7" draw:layer="layout" svg:width="0.93cm" svg:height="1.755cm" svg:x="8.825cm" svg:y="13.367cm" svg:viewBox="0 0 931 1756" draw:points="0,1756 0,524 931,0 931,1232">
              <text:p/>
            </draw:polygon>
            <draw:polygon draw:style-name="gr217" draw:text-style-name="P5" draw:layer="layout" svg:width="1.587cm" svg:height="0.893cm" svg:x="8.168cm" svg:y="12.997cm" svg:viewBox="0 0 1588 894" draw:points="657,894 0,524 931,0 1588,370">
              <text:p/>
            </draw:polygon>
            <draw:polygon draw:style-name="gr218" draw:text-style-name="P9" draw:layer="layout" svg:width="1.587cm" svg:height="2.125cm" svg:x="8.168cm" svg:y="12.997cm" svg:viewBox="0 0 1588 2126" draw:points="0,1756 0,524 931,0 1588,370 1588,1602 657,2126">
              <text:p/>
            </draw:polygon>
            <draw:line draw:style-name="gr219" draw:text-style-name="P12" draw:layer="layout" svg:x1="8.715cm" svg:y1="14.814cm" svg:x2="8.277cm" svg:y2="14.568cm">
              <text:p/>
            </draw:line>
            <draw:line draw:style-name="gr220" draw:text-style-name="P12" draw:layer="layout" svg:x1="8.715cm" svg:y1="14.938cm" svg:x2="8.277cm" svg:y2="14.692cm">
              <text:p/>
            </draw:line>
            <draw:line draw:style-name="gr221" draw:text-style-name="P12" draw:layer="layout" svg:x1="8.715cm" svg:y1="14.876cm" svg:x2="8.277cm" svg:y2="14.63cm">
              <text:p/>
            </draw:line>
            <draw:polyline draw:style-name="gr222" draw:text-style-name="P12" draw:layer="layout" svg:width="0.546cm" svg:height="0.369cm" svg:x="8.223cm" svg:y="13.706cm" svg:viewBox="0 0 547 370" draw:points="547,370 0,62 0,0">
              <text:p/>
            </draw:polyline>
            <draw:polyline draw:style-name="gr223" draw:text-style-name="P12" draw:layer="layout" svg:width="0.537cm" svg:height="0.37cm" svg:x="8.232cm" svg:y="13.704cm" svg:viewBox="0 0 538 371" draw:points="538,371 538,309 0,0">
              <text:p/>
            </draw:polyline>
            <draw:polygon draw:style-name="gr224" draw:text-style-name="P13" draw:layer="layout" svg:width="0.063cm" svg:height="0.108cm" svg:x="8.425cm" svg:y="14.321cm" svg:viewBox="0 0 64 109" draw:points="0,73 0,0 64,36 64,109">
              <text:p/>
            </draw:polygon>
            <draw:line draw:style-name="gr225" draw:text-style-name="P12" draw:layer="layout" svg:x1="8.715cm" svg:y1="14.753cm" svg:x2="8.277cm" svg:y2="14.507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26" draw:text-style-name="P4" draw:layer="layout" svg:width="1.132cm" svg:height="0.646cm" svg:x="9.225cm" svg:y="7.467cm" svg:viewBox="0 0 1133 647" svg:d="M0 647c321 0 823-204 1040-339s0-308-109-308z">
            <text:p/>
          </draw:path>
          <draw:g>
            <draw:polygon draw:style-name="gr227" draw:text-style-name="P6" draw:layer="layout" svg:width="0.656cm" svg:height="1.601cm" svg:x="8.568cm" svg:y="6.512cm" svg:viewBox="0 0 657 1602" draw:points="0,1232 0,0 657,370 657,1602">
              <text:p/>
            </draw:polygon>
            <draw:polygon draw:style-name="gr228" draw:text-style-name="P7" draw:layer="layout" svg:width="0.93cm" svg:height="1.755cm" svg:x="9.225cm" svg:y="6.358cm" svg:viewBox="0 0 931 1756" draw:points="0,1756 0,524 931,0 931,1232">
              <text:p/>
            </draw:polygon>
            <draw:polygon draw:style-name="gr229" draw:text-style-name="P5" draw:layer="layout" svg:width="1.587cm" svg:height="0.893cm" svg:x="8.568cm" svg:y="5.988cm" svg:viewBox="0 0 1588 894" draw:points="657,894 0,524 931,0 1588,370">
              <text:p/>
            </draw:polygon>
            <draw:polygon draw:style-name="gr230" draw:text-style-name="P9" draw:layer="layout" svg:width="1.587cm" svg:height="2.125cm" svg:x="8.568cm" svg:y="5.988cm" svg:viewBox="0 0 1588 2126" draw:points="0,1756 0,524 931,0 1588,370 1588,1602 657,2126">
              <text:p/>
            </draw:polygon>
            <draw:line draw:style-name="gr231" draw:text-style-name="P12" draw:layer="layout" svg:x1="9.115cm" svg:y1="7.805cm" svg:x2="8.677cm" svg:y2="7.559cm">
              <text:p/>
            </draw:line>
            <draw:line draw:style-name="gr232" draw:text-style-name="P12" draw:layer="layout" svg:x1="9.115cm" svg:y1="7.929cm" svg:x2="8.677cm" svg:y2="7.683cm">
              <text:p/>
            </draw:line>
            <draw:line draw:style-name="gr233" draw:text-style-name="P12" draw:layer="layout" svg:x1="9.115cm" svg:y1="7.867cm" svg:x2="8.677cm" svg:y2="7.621cm">
              <text:p/>
            </draw:line>
            <draw:polyline draw:style-name="gr234" draw:text-style-name="P12" draw:layer="layout" svg:width="0.546cm" svg:height="0.369cm" svg:x="8.623cm" svg:y="6.697cm" svg:viewBox="0 0 547 370" draw:points="547,370 0,62 0,0">
              <text:p/>
            </draw:polyline>
            <draw:polyline draw:style-name="gr235" draw:text-style-name="P12" draw:layer="layout" svg:width="0.537cm" svg:height="0.37cm" svg:x="8.632cm" svg:y="6.695cm" svg:viewBox="0 0 538 371" draw:points="538,371 538,309 0,0">
              <text:p/>
            </draw:polyline>
            <draw:polygon draw:style-name="gr236" draw:text-style-name="P13" draw:layer="layout" svg:width="0.063cm" svg:height="0.108cm" svg:x="8.825cm" svg:y="7.312cm" svg:viewBox="0 0 64 109" draw:points="0,73 0,0 64,36 64,109">
              <text:p/>
            </draw:polygon>
            <draw:line draw:style-name="gr237" draw:text-style-name="P12" draw:layer="layout" svg:x1="9.115cm" svg:y1="7.744cm" svg:x2="8.677cm" svg:y2="7.498cm">
              <text:p/>
            </draw:line>
          </draw:g>
        </draw:g>
        <draw:frame draw:style-name="gr238" draw:text-style-name="P19" draw:layer="layout" svg:width="10.742cm" svg:height="3.474cm" svg:x="11.482cm" svg:y="5.159cm">
          <draw:text-box>
            <text:p text:style-name="P16"><text:span text:style-name="T4">Production Web</text:span></text:p>
            <text:p text:style-name="P16"><text:span text:style-name="T4">OMAEDCWWW064 - 144.210.239.151 </text:span></text:p>
            <text:p text:style-name="P16"><text:span text:style-name="T4">OMAEDCWWW065 - 144.210.239.152 </text:span></text:p>
            <text:p text:style-name="P16"><text:span text:style-name="T4">OMAEDCWWW066 – 144.210.239.153</text:span></text:p>
            <text:p text:style-name="P16"><text:span text:style-name="T4">All Centos 7 - PHP8 / Apache</text:span></text:p>
          </draw:text-box>
        </draw:frame>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39" draw:text-style-name="P4" draw:layer="layout" svg:width="1.132cm" svg:height="0.646cm" svg:x="10.007cm" svg:y="7.925cm" svg:viewBox="0 0 1133 647" svg:d="M0 647c321 0 823-204 1040-339s0-308-109-308z">
            <text:p/>
          </draw:path>
          <draw:g>
            <draw:polygon draw:style-name="gr240" draw:text-style-name="P6" draw:layer="layout" svg:width="0.656cm" svg:height="1.601cm" svg:x="9.35cm" svg:y="6.97cm" svg:viewBox="0 0 657 1602" draw:points="0,1232 0,0 657,370 657,1602">
              <text:p/>
            </draw:polygon>
            <draw:polygon draw:style-name="gr241" draw:text-style-name="P7" draw:layer="layout" svg:width="0.93cm" svg:height="1.755cm" svg:x="10.007cm" svg:y="6.816cm" svg:viewBox="0 0 931 1756" draw:points="0,1756 0,524 931,0 931,1232">
              <text:p/>
            </draw:polygon>
            <draw:polygon draw:style-name="gr242" draw:text-style-name="P5" draw:layer="layout" svg:width="1.587cm" svg:height="0.893cm" svg:x="9.35cm" svg:y="6.446cm" svg:viewBox="0 0 1588 894" draw:points="657,894 0,524 931,0 1588,370">
              <text:p/>
            </draw:polygon>
            <draw:polygon draw:style-name="gr243" draw:text-style-name="P9" draw:layer="layout" svg:width="1.587cm" svg:height="2.125cm" svg:x="9.35cm" svg:y="6.446cm" svg:viewBox="0 0 1588 2126" draw:points="0,1756 0,524 931,0 1588,370 1588,1602 657,2126">
              <text:p/>
            </draw:polygon>
            <draw:line draw:style-name="gr244" draw:text-style-name="P12" draw:layer="layout" svg:x1="9.897cm" svg:y1="8.263cm" svg:x2="9.459cm" svg:y2="8.017cm">
              <text:p/>
            </draw:line>
            <draw:line draw:style-name="gr245" draw:text-style-name="P12" draw:layer="layout" svg:x1="9.897cm" svg:y1="8.387cm" svg:x2="9.459cm" svg:y2="8.141cm">
              <text:p/>
            </draw:line>
            <draw:line draw:style-name="gr246" draw:text-style-name="P12" draw:layer="layout" svg:x1="9.897cm" svg:y1="8.325cm" svg:x2="9.459cm" svg:y2="8.079cm">
              <text:p/>
            </draw:line>
            <draw:polyline draw:style-name="gr247" draw:text-style-name="P12" draw:layer="layout" svg:width="0.546cm" svg:height="0.369cm" svg:x="9.405cm" svg:y="7.155cm" svg:viewBox="0 0 547 370" draw:points="547,370 0,62 0,0">
              <text:p/>
            </draw:polyline>
            <draw:polyline draw:style-name="gr248" draw:text-style-name="P12" draw:layer="layout" svg:width="0.537cm" svg:height="0.37cm" svg:x="9.414cm" svg:y="7.153cm" svg:viewBox="0 0 538 371" draw:points="538,371 538,309 0,0">
              <text:p/>
            </draw:polyline>
            <draw:polygon draw:style-name="gr249" draw:text-style-name="P13" draw:layer="layout" svg:width="0.063cm" svg:height="0.108cm" svg:x="9.607cm" svg:y="7.77cm" svg:viewBox="0 0 64 109" draw:points="0,73 0,0 64,36 64,109">
              <text:p/>
            </draw:polygon>
            <draw:line draw:style-name="gr250" draw:text-style-name="P12" draw:layer="layout" svg:x1="9.897cm" svg:y1="8.202cm" svg:x2="9.459cm" svg:y2="7.956cm">
              <text:p/>
            </draw:line>
          </draw:g>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51" draw:text-style-name="P4" draw:layer="layout" svg:width="1.132cm" svg:height="0.646cm" svg:x="9.315cm" svg:y="6.167cm" svg:viewBox="0 0 1133 647" svg:d="M0 647c321 0 823-204 1040-339s0-308-109-308z">
            <text:p/>
          </draw:path>
          <draw:g>
            <draw:polygon draw:style-name="gr252" draw:text-style-name="P6" draw:layer="layout" svg:width="0.656cm" svg:height="1.601cm" svg:x="8.658cm" svg:y="5.212cm" svg:viewBox="0 0 657 1602" draw:points="0,1232 0,0 657,370 657,1602">
              <text:p/>
            </draw:polygon>
            <draw:polygon draw:style-name="gr253" draw:text-style-name="P7" draw:layer="layout" svg:width="0.93cm" svg:height="1.755cm" svg:x="9.315cm" svg:y="5.058cm" svg:viewBox="0 0 931 1756" draw:points="0,1756 0,524 931,0 931,1232">
              <text:p/>
            </draw:polygon>
            <draw:polygon draw:style-name="gr254" draw:text-style-name="P5" draw:layer="layout" svg:width="1.587cm" svg:height="0.893cm" svg:x="8.658cm" svg:y="4.688cm" svg:viewBox="0 0 1588 894" draw:points="657,894 0,524 931,0 1588,370">
              <text:p/>
            </draw:polygon>
            <draw:polygon draw:style-name="gr255" draw:text-style-name="P9" draw:layer="layout" svg:width="1.587cm" svg:height="2.125cm" svg:x="8.658cm" svg:y="4.688cm" svg:viewBox="0 0 1588 2126" draw:points="0,1756 0,524 931,0 1588,370 1588,1602 657,2126">
              <text:p/>
            </draw:polygon>
            <draw:line draw:style-name="gr256" draw:text-style-name="P12" draw:layer="layout" svg:x1="9.205cm" svg:y1="6.505cm" svg:x2="8.767cm" svg:y2="6.259cm">
              <text:p/>
            </draw:line>
            <draw:line draw:style-name="gr257" draw:text-style-name="P12" draw:layer="layout" svg:x1="9.205cm" svg:y1="6.629cm" svg:x2="8.767cm" svg:y2="6.383cm">
              <text:p/>
            </draw:line>
            <draw:line draw:style-name="gr258" draw:text-style-name="P12" draw:layer="layout" svg:x1="9.205cm" svg:y1="6.567cm" svg:x2="8.767cm" svg:y2="6.321cm">
              <text:p/>
            </draw:line>
            <draw:polyline draw:style-name="gr259" draw:text-style-name="P12" draw:layer="layout" svg:width="0.546cm" svg:height="0.369cm" svg:x="8.713cm" svg:y="5.397cm" svg:viewBox="0 0 547 370" draw:points="547,370 0,62 0,0">
              <text:p/>
            </draw:polyline>
            <draw:polyline draw:style-name="gr260" draw:text-style-name="P12" draw:layer="layout" svg:width="0.537cm" svg:height="0.37cm" svg:x="8.722cm" svg:y="5.395cm" svg:viewBox="0 0 538 371" draw:points="538,371 538,309 0,0">
              <text:p/>
            </draw:polyline>
            <draw:polygon draw:style-name="gr261" draw:text-style-name="P13" draw:layer="layout" svg:width="0.063cm" svg:height="0.108cm" svg:x="8.915cm" svg:y="6.012cm" svg:viewBox="0 0 64 109" draw:points="0,73 0,0 64,36 64,109">
              <text:p/>
            </draw:polygon>
            <draw:line draw:style-name="gr262" draw:text-style-name="P12" draw:layer="layout" svg:x1="9.205cm" svg:y1="6.444cm" svg:x2="8.767cm" svg:y2="6.198cm">
              <text:p/>
            </draw:line>
          </draw:g>
        </draw:g>
        <draw:line draw:style-name="gr157" draw:text-style-name="P1" draw:layer="layout" svg:x1="6.54cm" svg:y1="24.003cm" svg:x2="8.763cm" svg:y2="24.003cm">
          <text:p/>
        </draw:line>
        <draw:line draw:style-name="gr157" draw:text-style-name="P1" draw:layer="layout" svg:x1="6.54cm" svg:y1="24.003cm" svg:x2="9.08cm" svg:y2="26.543cm">
          <text:p/>
        </draw:line>
        <draw:line draw:style-name="gr157" draw:text-style-name="P1" draw:layer="layout" svg:x1="6.54cm" svg:y1="24.003cm" svg:x2="9.08cm" svg:y2="29.4cm">
          <text:p/>
        </draw:line>
        <draw:line draw:style-name="gr157" draw:text-style-name="P1" draw:layer="layout" svg:x1="6.223cm" svg:y1="24.32cm" svg:x2="8.763cm" svg:y2="31.94cm">
          <text:p/>
        </draw:line>
        <draw:custom-shape draw:style-name="gr263" draw:text-style-name="P1" draw:layer="layout" svg:width="20.32cm" svg:height="34.544cm" svg:x="6.858cm" svg:y="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7" draw:text-style-name="P1" draw:layer="layout" svg:x1="5.758cm" svg:y1="8.128cm" svg:x2="8.445cm" svg:y2="13.52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pitch="variable"/>
    <style:font-face style:name="Arial-BoldMT" svg:font-family="Arial-BoldMT" style:font-family-generic="swiss" style:font-pitch="variable"/>
    <style:font-face style:name="Arial-BoldMT1" svg:font-family="Arial-BoldMT"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family-generic="swiss"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Green_20_Axial_20_H" draw:display-name="Light Green Axial H" draw:style="axial" draw:start-color="#ebf7ec" draw:end-color="#c3e8c8" draw:start-intensity="100%" draw:end-intensity="100%" draw:angle="180deg" draw:border="0%"/>
    <draw:gradient draw:name="Light_20_Green_20_Linear_20_T" draw:display-name="Light Green Linear T" draw:style="linear" draw:start-color="#c3e8c8" draw:end-color="#ebf7ec" draw:start-intensity="100%" draw:end-intensity="100%" draw:angle="0deg" draw:border="10%"/>
    <draw:gradient draw:name="Light_20_Grey_20_Linear_20_B" draw:display-name="Light Grey Linear B" draw:style="linear" draw:start-color="#b3b3b3" draw:end-color="#e5e5e5" draw:start-intensity="100%" draw:end-intensity="100%" draw:angle="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marker draw:name="Arrow" svg:viewBox="0 0 20 20" svg:d="M0 20l10-20 10 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08cm" fo:margin-bottom="0.508cm" fo:margin-left="0.508cm" fo:margin-right="0.508cm" fo:page-width="34.2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3:00:23.906817296</meta:creation-date>
    <dc:date>2024-01-17T15:29:21.256090287</dc:date>
    <meta:editing-duration>PT2H9M13S</meta:editing-duration>
    <meta:editing-cycles>25</meta:editing-cycles>
    <meta:generator>LibreOffice/7.5.3.2$MacOSX_AARCH64 LibreOffice_project/9f56dff12ba03b9acd7730a5a481eea045e468f3</meta:generator>
    <meta:document-statistic meta:object-count="319"/>
  </office:meta>
</office:document-meta>
</file>